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office:font-face-decls>
  <office:automatic-styles>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2" style:family="table" style:master-page-name="">
      <style:table-properties style:width="6.925in" style:page-number="auto" table:align="margins" fo:keep-with-next="always"/>
    </style:style>
    <style:style style:name="Table2.A" style:family="table-column">
      <style:table-column-properties style:column-width="0.9896in" style:rel-column-width="9362*"/>
    </style:style>
    <style:style style:name="Table2.1" style:family="table-row">
      <style:table-row-properties fo:keep-together="always"/>
    </style:style>
    <style:style style:name="Table2.A1" style:family="table-cell">
      <style:table-cell-properties style:vertical-align="middle" fo:padding="0.0201in" fo:border-left="0.05pt solid #000000" fo:border-right="none" fo:border-top="0.05pt solid #000000" fo:border-bottom="0.05pt solid #000000" style:writing-mode="page"/>
    </style:style>
    <style:style style:name="Table2.F1" style:family="table-cell">
      <style:table-cell-properties style:vertical-align="middle" fo:padding="0.0201in" fo:border="0.05pt solid #000000" style:writing-mode="page"/>
    </style:style>
    <style:style style:name="Table2.A2" style:family="table-cell">
      <style:table-cell-properties style:vertical-align="middle" fo:padding="0.0201in" fo:border-left="0.05pt solid #000000" fo:border-right="none" fo:border-top="none" fo:border-bottom="0.05pt solid #000000" style:writing-mode="page"/>
    </style:style>
    <style:style style:name="Table2.G2" style:family="table-cell">
      <style:table-cell-properties style:vertical-align="middle"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0.866in" style:rel-column-width="8191*"/>
    </style:style>
    <style:style style:name="Table3.A1" style:family="table-cell">
      <style:table-cell-properties fo:padding="0.0201in" fo:border-left="0.05pt solid #000000" fo:border-right="none" fo:border-top="0.05pt solid #000000" fo:border-bottom="0.05pt solid #000000" style:writing-mode="page"/>
    </style:style>
    <style:style style:name="Table3.H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H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may-break-between-rows="false"/>
    </style:style>
    <style:style style:name="Table4.A" style:family="table-column">
      <style:table-column-properties style:column-width="0.866in" style:rel-column-width="8191*"/>
    </style:style>
    <style:style style:name="Table4.1" style:family="table-row">
      <style:table-row-properties fo:keep-together="always"/>
    </style:style>
    <style:style style:name="Table4.A1" style:family="table-cell">
      <style:table-cell-properties fo:padding="0.0201in" fo:border-left="0.05pt solid #000000" fo:border-right="none" fo:border-top="0.05pt solid #000000" fo:border-bottom="0.05pt solid #000000" style:writing-mode="page"/>
    </style:style>
    <style:style style:name="Table4.H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H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3.1299in" table:align="left"/>
    </style:style>
    <style:style style:name="Table5.A" style:family="table-column">
      <style:table-column-properties style:column-width="0.9389in"/>
    </style:style>
    <style:style style:name="Table5.B" style:family="table-column">
      <style:table-column-properties style:column-width="1.1243in"/>
    </style:style>
    <style:style style:name="Table5.C" style:family="table-column">
      <style:table-column-properties style:column-width="0.3132in"/>
    </style:style>
    <style:style style:name="Table5.D" style:family="table-column">
      <style:table-column-properties style:column-width="0.7535in"/>
    </style:style>
    <style:style style:name="Table5.A1" style:family="table-cell">
      <style:table-cell-properties fo:padding="0.0201in" fo:border-left="0.05pt solid #000000" fo:border-right="none" fo:border-top="0.05pt solid #000000" fo:border-bottom="0.05pt solid #000000" style:writing-mode="page"/>
    </style:style>
    <style:style style:name="Table5.D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D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e650a" officeooo:paragraph-rsid="001e650a"/>
    </style:style>
    <style:style style:name="P2" style:family="paragraph" style:parent-style-name="Standard">
      <style:paragraph-properties fo:text-align="center" style:justify-single-word="false"/>
      <style:text-properties officeooo:rsid="001e650a" officeooo:paragraph-rsid="001e650a"/>
    </style:style>
    <style:style style:name="P3"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4"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5"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6"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7"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8"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2f5662" style:font-size-asian="10pt" style:font-style-asian="normal" style:font-size-complex="10pt" style:font-style-complex="normal"/>
    </style:style>
    <style:style style:name="P9"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437368" style:font-size-asian="10pt" style:font-style-asian="normal" style:font-size-complex="10pt" style:font-style-complex="normal"/>
    </style:style>
    <style:style style:name="P10" style:family="paragraph" style:parent-style-name="Standard">
      <style:paragraph-properties fo:margin-left="0in" fo:margin-right="0in" fo:text-indent="0in" style:auto-text-indent="false"/>
      <style:text-properties officeooo:rsid="0029a408" officeooo:paragraph-rsid="0029a408"/>
    </style:style>
    <style:style style:name="P11"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12" style:family="paragraph" style:parent-style-name="Standard">
      <style:paragraph-properties fo:margin-left="0in" fo:margin-right="0in" fo:text-indent="0in" style:auto-text-indent="false"/>
      <style:text-properties style:font-name="Liberation Serif" fo:font-size="12pt" fo:font-style="normal" officeooo:rsid="002f5662" officeooo:paragraph-rsid="002f5662" style:font-size-asian="10.5pt" style:font-style-asian="normal" style:font-size-complex="12pt" style:font-style-complex="normal"/>
    </style:style>
    <style:style style:name="P13"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14" style:family="paragraph" style:parent-style-name="Standard">
      <style:paragraph-properties fo:margin-left="0in" fo:margin-right="0in" fo:text-indent="0in" style:auto-text-indent="false"/>
      <style:text-properties style:font-name="Liberation Serif" fo:font-size="12pt" fo:font-style="normal" officeooo:rsid="00437368" officeooo:paragraph-rsid="00437368" style:font-size-asian="10.5pt" style:font-style-asian="normal" style:font-size-complex="12pt" style:font-style-complex="normal"/>
    </style:style>
    <style:style style:name="P15" style:family="paragraph" style:parent-style-name="Standard">
      <style:paragraph-properties fo:margin-left="0in" fo:margin-right="0in" fo:text-indent="0in" style:auto-text-indent="false"/>
      <style:text-properties style:font-name="Liberation Serif" fo:font-size="12pt" fo:font-style="normal" officeooo:rsid="0020f39a" officeooo:paragraph-rsid="004bdbaf" style:font-size-asian="10.5pt" style:font-style-asian="normal" style:font-size-complex="12pt" style:font-style-complex="normal"/>
    </style:style>
    <style:style style:name="P16" style:family="paragraph" style:parent-style-name="Standard">
      <style:paragraph-properties fo:margin-left="0in" fo:margin-right="0in" fo:text-indent="0in" style:auto-text-indent="false"/>
      <style:text-properties style:font-name="Liberation Serif" fo:font-size="12pt" fo:font-style="normal" officeooo:rsid="00652194" officeooo:paragraph-rsid="00652194" style:font-size-asian="10.5pt" style:font-style-asian="normal" style:font-size-complex="12pt" style:font-style-complex="normal"/>
    </style:style>
    <style:style style:name="P17" style:family="paragraph" style:parent-style-name="Table_20_Contents">
      <style:paragraph-properties fo:text-align="center" style:justify-single-word="false"/>
      <style:text-properties officeooo:rsid="00388b9d" officeooo:paragraph-rsid="00388b9d"/>
    </style:style>
    <style:style style:name="P18" style:family="paragraph" style:parent-style-name="Text_20_body">
      <style:text-properties officeooo:rsid="00388b9d" officeooo:paragraph-rsid="00388b9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paragraph-rsid="00388b9d"/>
    </style:style>
    <style:style style:name="P21" style:family="paragraph" style:parent-style-name="Text_20_body">
      <style:text-properties officeooo:rsid="003741da" officeooo:paragraph-rsid="003741da"/>
    </style:style>
    <style:style style:name="P22" style:family="paragraph" style:parent-style-name="Table_20_Contents">
      <style:paragraph-properties fo:text-align="center" style:justify-single-word="false"/>
      <style:text-properties officeooo:rsid="004035b1" officeooo:paragraph-rsid="004035b1"/>
    </style:style>
    <style:style style:name="P23" style:family="paragraph" style:parent-style-name="Table_20_Contents">
      <style:paragraph-properties fo:text-align="center" style:justify-single-word="false"/>
      <style:text-properties officeooo:rsid="00419b03" officeooo:paragraph-rsid="00419b03"/>
    </style:style>
    <style:style style:name="P24" style:family="paragraph" style:parent-style-name="Table_20_Contents">
      <style:paragraph-properties fo:text-align="center" style:justify-single-word="false"/>
      <style:text-properties officeooo:rsid="0048653e" officeooo:paragraph-rsid="0048653e"/>
    </style:style>
    <style:style style:name="P25" style:family="paragraph" style:parent-style-name="Text_20_body">
      <style:text-properties officeooo:rsid="0055f2ff" officeooo:paragraph-rsid="0055f2ff"/>
    </style:style>
    <style:style style:name="P26" style:family="paragraph" style:parent-style-name="Text_20_body">
      <style:text-properties officeooo:rsid="0059afde" officeooo:paragraph-rsid="0059afde"/>
    </style:style>
    <style:style style:name="P27" style:family="paragraph" style:parent-style-name="Text_20_body">
      <style:text-properties officeooo:rsid="005d3f51" officeooo:paragraph-rsid="005d3f51"/>
    </style:style>
    <style:style style:name="P28" style:family="paragraph" style:parent-style-name="Text_20_body">
      <style:text-properties officeooo:rsid="005e3eab" officeooo:paragraph-rsid="005e3eab"/>
    </style:style>
    <style:style style:name="P29" style:family="paragraph" style:parent-style-name="Contents_20_3">
      <style:paragraph-properties>
        <style:tab-stops>
          <style:tab-stop style:position="6.5311in" style:type="right" style:leader-style="dotted" style:leader-text="."/>
        </style:tab-stops>
      </style:paragraph-properties>
    </style:style>
    <style:style style:name="P30" style:family="paragraph" style:parent-style-name="Contents_20_4">
      <style:paragraph-properties>
        <style:tab-stops>
          <style:tab-stop style:position="6.3346in" style:type="right" style:leader-style="dotted" style:leader-text="."/>
        </style:tab-stops>
      </style:paragraph-properties>
    </style:style>
    <style:style style:name="P31" style:family="paragraph" style:parent-style-name="Header">
      <style:text-properties officeooo:rsid="008c419f" officeooo:paragraph-rsid="008c419f"/>
    </style:style>
    <style:style style:name="P32" style:family="paragraph" style:parent-style-name="Heading_20_3">
      <style:text-properties officeooo:rsid="00729c05" officeooo:paragraph-rsid="00729c05"/>
    </style:style>
    <style:style style:name="P33" style:family="paragraph" style:parent-style-name="Heading_20_3">
      <style:text-properties officeooo:rsid="00729c05" officeooo:paragraph-rsid="007efd06"/>
    </style:style>
    <style:style style:name="P34" style:family="paragraph" style:parent-style-name="Heading_20_3">
      <style:text-properties style:font-name="Liberation Serif" fo:font-size="12pt" fo:font-style="normal" officeooo:rsid="006ef14c" style:font-size-asian="10.5pt" style:font-style-asian="normal" style:font-size-complex="12pt" style:font-style-complex="normal"/>
    </style:style>
    <style:style style:name="P35" style:family="paragraph" style:parent-style-name="Heading_20_3">
      <style:text-properties officeooo:rsid="007efd06" officeooo:paragraph-rsid="007efd06"/>
    </style:style>
    <style:style style:name="P36" style:family="paragraph" style:parent-style-name="Heading_20_3">
      <style:text-properties officeooo:rsid="009d657a" officeooo:paragraph-rsid="009d657a"/>
    </style:style>
    <style:style style:name="P37" style:family="paragraph" style:parent-style-name="Heading_20_4">
      <style:text-properties style:font-name="Liberation Serif" fo:font-size="12pt" fo:font-style="normal" officeooo:rsid="004a82c3" style:font-size-asian="10.5pt" style:font-style-asian="normal" style:font-size-complex="12pt" style:font-style-complex="normal"/>
    </style:style>
    <style:style style:name="P38" style:family="paragraph" style:parent-style-name="Heading_20_4">
      <style:text-properties style:font-name="Liberation Serif" fo:font-size="12pt" fo:font-style="normal" officeooo:rsid="005b55d0" style:font-size-asian="10.5pt" style:font-style-asian="normal" style:font-size-complex="12pt" style:font-style-complex="normal"/>
    </style:style>
    <style:style style:name="P39" style:family="paragraph" style:parent-style-name="Heading_20_4">
      <style:text-properties officeooo:paragraph-rsid="00729c05"/>
    </style:style>
    <style:style style:name="P40" style:family="paragraph" style:parent-style-name="Heading_20_4">
      <style:text-properties officeooo:paragraph-rsid="00882afd"/>
    </style:style>
    <style:style style:name="P41" style:family="paragraph" style:parent-style-name="Standard">
      <style:paragraph-properties fo:margin-left="0in" fo:margin-right="0in" fo:text-indent="0in" style:auto-text-indent="false"/>
      <style:text-properties style:font-name="Liberation Serif" fo:font-size="12pt" fo:font-style="normal" officeooo:rsid="005b55d0" officeooo:paragraph-rsid="00729c05" style:font-size-asian="10.5pt" style:font-style-asian="normal" style:font-size-complex="12pt" style:font-style-complex="normal"/>
    </style:style>
    <style:style style:name="P42" style:family="paragraph" style:parent-style-name="Standard">
      <style:paragraph-properties fo:text-align="center" style:justify-single-word="false"/>
      <style:text-properties fo:font-weight="bold" officeooo:rsid="001e650a" officeooo:paragraph-rsid="00729c05" style:font-weight-asian="bold" style:font-weight-complex="bold"/>
    </style:style>
    <style:style style:name="P43" style:family="paragraph" style:parent-style-name="Standard">
      <style:paragraph-properties fo:text-align="center" style:justify-single-word="false"/>
      <style:text-properties fo:font-weight="bold" officeooo:rsid="00729c05" officeooo:paragraph-rsid="00729c05" style:font-weight-asian="bold" style:font-weight-complex="bold"/>
    </style:style>
    <style:style style:name="P44"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91dbf0" style:font-size-asian="10pt" style:font-style-asian="normal" style:font-size-complex="10pt" style:font-style-complex="normal"/>
    </style:style>
    <style:style style:name="P45" style:family="paragraph" style:parent-style-name="Standard">
      <style:paragraph-properties fo:margin-left="0in" fo:margin-right="0in" fo:text-indent="0in" style:auto-text-indent="false"/>
      <style:text-properties style:font-name="Liberation Mono" fo:font-size="10pt" fo:font-style="normal" officeooo:rsid="005b55d0" officeooo:paragraph-rsid="00729c05" style:font-size-asian="10pt" style:font-style-asian="normal" style:font-size-complex="10pt" style:font-style-complex="normal"/>
    </style:style>
    <style:style style:name="P46" style:family="paragraph" style:parent-style-name="Standard">
      <style:paragraph-properties fo:margin-left="0.4925in" fo:margin-right="0in" fo:text-indent="0in" style:auto-text-indent="false"/>
      <style:text-properties style:font-name="Liberation Mono" fo:font-size="10pt" fo:font-style="normal" officeooo:rsid="0091dbf0" officeooo:paragraph-rsid="0091dbf0" style:font-size-asian="10pt" style:font-style-asian="normal" style:font-size-complex="10pt" style:font-style-complex="normal"/>
    </style:style>
    <style:style style:name="P47"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9e74f3" style:font-size-asian="10pt" style:font-style-asian="normal" style:font-size-complex="10pt" style:font-style-complex="normal"/>
    </style:style>
    <style:style style:name="P48"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9e74f3" style:font-size-asian="10pt" style:font-style-asian="normal" style:font-size-complex="10pt" style:font-style-complex="normal"/>
    </style:style>
    <style:style style:name="P49" style:family="paragraph" style:parent-style-name="Standard">
      <style:paragraph-properties fo:margin-left="0.4925in" fo:margin-right="0in" fo:text-indent="0in" style:auto-text-indent="false"/>
      <style:text-properties style:font-name="Liberation Mono" fo:font-size="10pt" officeooo:rsid="0029a408" officeooo:paragraph-rsid="0081a1f6" style:font-size-asian="10pt" style:font-size-complex="10pt"/>
    </style:style>
    <style:style style:name="P50" style:family="paragraph" style:parent-style-name="Standard">
      <style:paragraph-properties fo:margin-left="0in" fo:margin-right="0in" fo:text-indent="0in" style:auto-text-indent="false"/>
      <style:text-properties style:font-name="Liberation Mono" fo:font-size="12pt" fo:font-style="normal" officeooo:rsid="004658ca" officeooo:paragraph-rsid="0091dbf0" style:font-size-asian="12pt" style:font-style-asian="normal" style:font-size-complex="12pt" style:font-style-complex="normal"/>
    </style:style>
    <style:style style:name="P51" style:family="paragraph" style:parent-style-name="Standard">
      <style:paragraph-properties fo:margin-left="0in" fo:margin-right="0in" fo:text-indent="0in" style:auto-text-indent="false"/>
      <style:text-properties style:font-name="Liberation Mono" fo:font-size="12pt" fo:font-style="normal" officeooo:rsid="0091dbf0" officeooo:paragraph-rsid="0091dbf0" style:font-size-asian="12pt" style:font-style-asian="normal" style:font-size-complex="12pt" style:font-style-complex="normal"/>
    </style:style>
    <style:style style:name="P52" style:family="paragraph" style:parent-style-name="Standard">
      <style:text-properties officeooo:rsid="0074758d" officeooo:paragraph-rsid="0074758d"/>
    </style:style>
    <style:style style:name="P53" style:family="paragraph" style:parent-style-name="Standard">
      <style:text-properties officeooo:rsid="0074c924" officeooo:paragraph-rsid="0074c924"/>
    </style:style>
    <style:style style:name="P54" style:family="paragraph" style:parent-style-name="Standard">
      <style:text-properties officeooo:rsid="001e650a" officeooo:paragraph-rsid="001e650a"/>
    </style:style>
    <style:style style:name="P55" style:family="paragraph" style:parent-style-name="Standard" style:list-style-name="L1">
      <style:text-properties officeooo:rsid="007688a7" officeooo:paragraph-rsid="007688a7"/>
    </style:style>
    <style:style style:name="P56" style:family="paragraph" style:parent-style-name="Standard">
      <style:text-properties officeooo:rsid="007688a7" officeooo:paragraph-rsid="007688a7"/>
    </style:style>
    <style:style style:name="P57" style:family="paragraph" style:parent-style-name="Standard">
      <style:text-properties officeooo:rsid="00791922" officeooo:paragraph-rsid="00791922"/>
    </style:style>
    <style:style style:name="P58" style:family="paragraph" style:parent-style-name="Standard">
      <style:paragraph-properties fo:margin-left="0.4925in" fo:margin-right="0in" fo:text-indent="0in" style:auto-text-indent="false"/>
      <style:text-properties style:font-name="Liberation Mono" fo:font-size="10pt" officeooo:rsid="00791922" officeooo:paragraph-rsid="0079cdef" style:font-size-asian="10pt" style:font-size-complex="10pt"/>
    </style:style>
    <style:style style:name="P59" style:family="paragraph" style:parent-style-name="Standard">
      <style:paragraph-properties fo:margin-left="0.4925in" fo:margin-right="0in" fo:text-indent="0in" style:auto-text-indent="false"/>
      <style:text-properties style:font-name="Liberation Mono" fo:font-size="10pt" style:font-size-asian="10pt" style:font-size-complex="10pt"/>
    </style:style>
    <style:style style:name="P60" style:family="paragraph" style:parent-style-name="Standard">
      <style:paragraph-properties fo:margin-left="0.4925in" fo:margin-right="0in" fo:text-indent="0in" style:auto-text-indent="false"/>
      <style:text-properties style:font-name="Liberation Mono" fo:font-size="10pt" officeooo:paragraph-rsid="0094e7f4" style:font-size-asian="10pt" style:font-size-complex="10pt"/>
    </style:style>
    <style:style style:name="P61" style:family="paragraph" style:parent-style-name="Standard">
      <style:paragraph-properties fo:margin-left="0.4925in" fo:margin-right="0in" fo:text-indent="0in" style:auto-text-indent="false"/>
      <style:text-properties style:font-name="Liberation Mono" fo:font-size="10pt" officeooo:paragraph-rsid="00962c3c" style:font-size-asian="10pt" style:font-size-complex="10pt"/>
    </style:style>
    <style:style style:name="P62"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91dbf0" style:font-size-asian="10pt" style:font-style-asian="normal" style:font-size-complex="10pt" style:font-style-complex="normal"/>
    </style:style>
    <style:style style:name="P63" style:family="paragraph" style:parent-style-name="Standard">
      <style:paragraph-properties fo:margin-left="0.4925in" fo:margin-right="0in" fo:text-indent="0in" style:auto-text-indent="false"/>
      <style:text-properties style:font-name="Liberation Mono" fo:font-size="10pt" fo:font-style="normal" officeooo:rsid="009203c6" officeooo:paragraph-rsid="009203c6" style:font-size-asian="10pt" style:font-style-asian="normal" style:font-size-complex="10pt" style:font-style-complex="normal"/>
    </style:style>
    <style:style style:name="P64" style:family="paragraph" style:parent-style-name="Standard">
      <style:text-properties officeooo:rsid="0079cdef" officeooo:paragraph-rsid="0079cdef"/>
    </style:style>
    <style:style style:name="P65" style:family="paragraph" style:parent-style-name="Standard">
      <style:text-properties officeooo:rsid="007d2344" officeooo:paragraph-rsid="007d2344"/>
    </style:style>
    <style:style style:name="P66" style:family="paragraph" style:parent-style-name="Standard">
      <style:text-properties officeooo:rsid="007efd06" officeooo:paragraph-rsid="007efd06"/>
    </style:style>
    <style:style style:name="P67" style:family="paragraph" style:parent-style-name="Standard">
      <style:text-properties officeooo:rsid="00809b58" officeooo:paragraph-rsid="00809b58"/>
    </style:style>
    <style:style style:name="P68" style:family="paragraph" style:parent-style-name="Standard">
      <style:paragraph-properties fo:margin-left="0in" fo:margin-right="0in" fo:text-indent="0in" style:auto-text-indent="false"/>
      <style:text-properties officeooo:rsid="0029a408" officeooo:paragraph-rsid="0081a1f6"/>
    </style:style>
    <style:style style:name="P69" style:family="paragraph" style:parent-style-name="Standard">
      <style:text-properties officeooo:rsid="0085915c" officeooo:paragraph-rsid="0085915c"/>
    </style:style>
    <style:style style:name="P70" style:family="paragraph" style:parent-style-name="Standard">
      <style:text-properties officeooo:paragraph-rsid="00882afd"/>
    </style:style>
    <style:style style:name="P71" style:family="paragraph" style:parent-style-name="Standard">
      <style:text-properties officeooo:rsid="00882afd" officeooo:paragraph-rsid="00882afd"/>
    </style:style>
    <style:style style:name="P72" style:family="paragraph" style:parent-style-name="Standard">
      <style:text-properties style:font-name="Liberation Serif" fo:font-size="12pt" fo:font-style="normal" officeooo:rsid="00882afd" officeooo:paragraph-rsid="00882afd" style:font-size-asian="12pt" style:font-style-asian="normal" style:font-size-complex="12pt" style:font-style-complex="normal"/>
    </style:style>
    <style:style style:name="P73" style:family="paragraph" style:parent-style-name="Standard">
      <style:paragraph-properties fo:margin-left="0in" fo:margin-right="0in" fo:text-indent="0in" style:auto-text-indent="false"/>
      <style:text-properties style:font-name="Liberation Serif" fo:font-size="12pt" fo:font-style="normal" officeooo:rsid="0091dbf0" officeooo:paragraph-rsid="0091dbf0" style:font-size-asian="12pt" style:font-style-asian="normal" style:font-size-complex="12pt" style:font-style-complex="normal"/>
    </style:style>
    <style:style style:name="P74" style:family="paragraph" style:parent-style-name="Standard">
      <style:paragraph-properties fo:margin-left="0in" fo:margin-right="0in" fo:text-indent="0in" style:auto-text-indent="false"/>
      <style:text-properties style:font-name="Liberation Serif" fo:font-size="12pt" fo:font-style="normal" officeooo:rsid="009203c6" officeooo:paragraph-rsid="009203c6" style:font-size-asian="12pt" style:font-style-asian="normal" style:font-size-complex="12pt" style:font-style-complex="normal"/>
    </style:style>
    <style:style style:name="P75" style:family="paragraph" style:parent-style-name="Standard">
      <style:text-properties officeooo:rsid="008aa1f7" officeooo:paragraph-rsid="008aa1f7"/>
    </style:style>
    <style:style style:name="P76" style:family="paragraph" style:parent-style-name="Standard">
      <style:paragraph-properties fo:margin-left="0.4925in" fo:margin-right="0in" fo:text-indent="0in" style:auto-text-indent="false"/>
      <style:text-properties officeooo:rsid="004658ca" officeooo:paragraph-rsid="0091dbf0"/>
    </style:style>
    <style:style style:name="P77" style:family="paragraph" style:parent-style-name="Standard">
      <style:text-properties officeooo:rsid="00962c3c" officeooo:paragraph-rsid="00962c3c"/>
    </style:style>
    <style:style style:name="P78" style:family="paragraph" style:parent-style-name="Standard">
      <style:text-properties officeooo:rsid="0099695d" officeooo:paragraph-rsid="0099695d"/>
    </style:style>
    <style:style style:name="P79" style:family="paragraph" style:parent-style-name="Standard">
      <style:text-properties officeooo:rsid="009e74f3" officeooo:paragraph-rsid="009e74f3"/>
    </style:style>
    <style:style style:name="P80" style:family="paragraph" style:parent-style-name="Standard">
      <style:text-properties officeooo:rsid="009e74f3" officeooo:paragraph-rsid="009f799e"/>
    </style:style>
    <style:style style:name="P81" style:family="paragraph" style:parent-style-name="Standard">
      <style:text-properties officeooo:rsid="009f799e" officeooo:paragraph-rsid="009f799e"/>
    </style:style>
    <style:style style:name="P82" style:family="paragraph" style:parent-style-name="Standard">
      <style:text-properties officeooo:rsid="00a2cc4b" officeooo:paragraph-rsid="00a2cc4b"/>
    </style:style>
    <style:style style:name="P83" style:family="paragraph" style:parent-style-name="Table_20_Contents">
      <style:paragraph-properties fo:text-align="center" style:justify-single-word="false"/>
    </style:style>
    <style:style style:name="P84" style:family="paragraph" style:parent-style-name="Table_20_Contents">
      <loext:graphic-properties draw:fill-gradient-name="gradient" draw:fill-hatch-name="hatch"/>
      <style:paragraph-properties fo:text-align="center" style:justify-single-word="false" fo:keep-together="always"/>
    </style:style>
    <style:style style:name="P85" style:family="paragraph" style:parent-style-name="Table_20_Contents">
      <style:paragraph-properties fo:text-align="center" style:justify-single-word="false"/>
      <style:text-properties officeooo:paragraph-rsid="00882afd"/>
    </style:style>
    <style:style style:name="P86" style:family="paragraph" style:parent-style-name="Table_20_Contents">
      <style:paragraph-properties fo:text-align="center" style:justify-single-word="false"/>
      <style:text-properties officeooo:rsid="0079cdef" officeooo:paragraph-rsid="0079cdef"/>
    </style:style>
    <style:style style:name="P87" style:family="paragraph" style:parent-style-name="Table_20_Contents">
      <loext:graphic-properties draw:fill-gradient-name="gradient" draw:fill-hatch-name="hatch"/>
      <style:paragraph-properties fo:text-align="center" style:justify-single-word="false" fo:keep-together="always"/>
      <style:text-properties officeooo:rsid="0079cdef" officeooo:paragraph-rsid="0079cdef"/>
    </style:style>
    <style:style style:name="P88" style:family="paragraph" style:parent-style-name="Table_20_Contents">
      <style:paragraph-properties fo:text-align="center" style:justify-single-word="false"/>
      <style:text-properties fo:font-weight="bold" officeooo:rsid="0079cdef" officeooo:paragraph-rsid="0079cdef" style:font-weight-asian="bold" style:font-weight-complex="bold"/>
    </style:style>
    <style:style style:name="P89" style:family="paragraph" style:parent-style-name="Table_20_Contents">
      <style:paragraph-properties fo:text-align="center" style:justify-single-word="false"/>
      <style:text-properties fo:font-weight="bold" style:font-weight-asian="bold" style:font-weight-complex="bold"/>
    </style:style>
    <style:style style:name="P90" style:family="paragraph" style:parent-style-name="Table_20_Contents">
      <style:paragraph-properties fo:text-align="center" style:justify-single-word="false"/>
      <style:text-properties officeooo:rsid="007a998d" officeooo:paragraph-rsid="007a998d"/>
    </style:style>
    <style:style style:name="P91" style:family="paragraph" style:parent-style-name="Table_20_Contents">
      <style:paragraph-properties fo:text-align="center" style:justify-single-word="false"/>
      <style:text-properties officeooo:rsid="007a998d" officeooo:paragraph-rsid="007b4db8"/>
    </style:style>
    <style:style style:name="P92" style:family="paragraph" style:parent-style-name="Table_20_Contents">
      <style:paragraph-properties fo:text-align="center" style:justify-single-word="false"/>
      <style:text-properties officeooo:rsid="007a998d" officeooo:paragraph-rsid="007c54fd"/>
    </style:style>
    <style:style style:name="P93" style:family="paragraph" style:parent-style-name="Table_20_Contents">
      <loext:graphic-properties draw:fill-gradient-name="gradient" draw:fill-hatch-name="hatch"/>
      <style:paragraph-properties fo:text-align="center" style:justify-single-word="false" fo:keep-together="always"/>
      <style:text-properties officeooo:rsid="007a998d" officeooo:paragraph-rsid="007a998d"/>
    </style:style>
    <style:style style:name="P94" style:family="paragraph" style:parent-style-name="Table_20_Contents">
      <style:paragraph-properties fo:text-align="center" style:justify-single-word="false"/>
      <style:text-properties officeooo:rsid="007b4db8" officeooo:paragraph-rsid="007b4db8"/>
    </style:style>
    <style:style style:name="P95" style:family="paragraph" style:parent-style-name="Table_20_Contents">
      <style:paragraph-properties fo:text-align="center" style:justify-single-word="false"/>
      <style:text-properties officeooo:rsid="007b4db8" officeooo:paragraph-rsid="007cf33b"/>
    </style:style>
    <style:style style:name="P96" style:family="paragraph" style:parent-style-name="Table_20_Contents">
      <loext:graphic-properties draw:fill-gradient-name="gradient" draw:fill-hatch-name="hatch"/>
      <style:paragraph-properties fo:text-align="center" style:justify-single-word="false" fo:keep-together="always"/>
      <style:text-properties officeooo:rsid="007b4db8" officeooo:paragraph-rsid="007cf33b"/>
    </style:style>
    <style:style style:name="P97" style:family="paragraph" style:parent-style-name="Table_20_Contents">
      <loext:graphic-properties draw:fill-gradient-name="gradient" draw:fill-hatch-name="hatch"/>
      <style:paragraph-properties fo:text-align="center" style:justify-single-word="false" fo:keep-together="always"/>
      <style:text-properties officeooo:rsid="007b4db8" officeooo:paragraph-rsid="007d2344"/>
    </style:style>
    <style:style style:name="P98" style:family="paragraph" style:parent-style-name="Table_20_Contents">
      <style:paragraph-properties fo:text-align="center" style:justify-single-word="false"/>
      <style:text-properties officeooo:rsid="007b4db8" officeooo:paragraph-rsid="007d2344"/>
    </style:style>
    <style:style style:name="P99" style:family="paragraph" style:parent-style-name="Table_20_Contents">
      <style:paragraph-properties fo:text-align="center" style:justify-single-word="false"/>
      <style:text-properties officeooo:rsid="007c54fd" officeooo:paragraph-rsid="007c54fd"/>
    </style:style>
    <style:style style:name="P100" style:family="paragraph" style:parent-style-name="Table_20_Contents">
      <loext:graphic-properties draw:fill-gradient-name="gradient" draw:fill-hatch-name="hatch"/>
      <style:paragraph-properties fo:text-align="center" style:justify-single-word="false" fo:keep-together="always"/>
      <style:text-properties officeooo:rsid="007c54fd" officeooo:paragraph-rsid="007c54fd"/>
    </style:style>
    <style:style style:name="P101" style:family="paragraph" style:parent-style-name="Table_20_Contents">
      <style:paragraph-properties fo:text-align="center" style:justify-single-word="false"/>
      <style:text-properties officeooo:rsid="007cf33b" officeooo:paragraph-rsid="007cf33b"/>
    </style:style>
    <style:style style:name="P102" style:family="paragraph" style:parent-style-name="Table_20_Contents">
      <loext:graphic-properties draw:fill-gradient-name="gradient" draw:fill-hatch-name="hatch"/>
      <style:paragraph-properties fo:text-align="center" style:justify-single-word="false" fo:keep-together="always"/>
      <style:text-properties officeooo:rsid="007cf33b" officeooo:paragraph-rsid="007cf33b"/>
    </style:style>
    <style:style style:name="P103" style:family="paragraph" style:parent-style-name="Table_20_Contents">
      <style:paragraph-properties fo:text-align="center" style:justify-single-word="false"/>
      <style:text-properties officeooo:rsid="007d2344" officeooo:paragraph-rsid="007d2344"/>
    </style:style>
    <style:style style:name="P104" style:family="paragraph" style:parent-style-name="Table_20_Contents">
      <style:paragraph-properties fo:text-align="center" style:justify-single-word="false"/>
      <style:text-properties officeooo:rsid="007d5d3b" officeooo:paragraph-rsid="007d5d3b"/>
    </style:style>
    <style:style style:name="P105" style:family="paragraph" style:parent-style-name="Table_20_Contents">
      <style:paragraph-properties fo:text-align="center" style:justify-single-word="false"/>
      <style:text-properties officeooo:rsid="00388b9d" officeooo:paragraph-rsid="00882afd"/>
    </style:style>
    <style:style style:name="P106" style:family="paragraph" style:parent-style-name="Table_20_Contents">
      <style:paragraph-properties fo:text-align="center" style:justify-single-word="false"/>
      <style:text-properties officeooo:rsid="0048653e" officeooo:paragraph-rsid="00882afd"/>
    </style:style>
    <style:style style:name="P107" style:family="paragraph" style:parent-style-name="Table_20_Contents">
      <style:paragraph-properties fo:text-align="center" style:justify-single-word="false"/>
      <style:text-properties officeooo:rsid="0085915c" officeooo:paragraph-rsid="0085915c"/>
    </style:style>
    <style:style style:name="P108" style:family="paragraph" style:parent-style-name="Table_20_Contents">
      <style:paragraph-properties fo:text-align="center" style:justify-single-word="false"/>
      <style:text-properties officeooo:rsid="00419b03" officeooo:paragraph-rsid="00882afd"/>
    </style:style>
    <style:style style:name="P109" style:family="paragraph" style:parent-style-name="Text_20_body">
      <style:text-properties officeooo:rsid="005eeb04" officeooo:paragraph-rsid="005eeb04"/>
    </style:style>
    <style:style style:name="P110" style:family="paragraph" style:parent-style-name="Text_20_body">
      <style:text-properties officeooo:rsid="003741da" officeooo:paragraph-rsid="0081a1f6"/>
    </style:style>
    <style:style style:name="P111" style:family="paragraph" style:parent-style-name="Text_20_body">
      <style:text-properties officeooo:rsid="003741da" officeooo:paragraph-rsid="00910176"/>
    </style:style>
    <style:style style:name="P112" style:family="paragraph" style:parent-style-name="Text_20_body">
      <style:text-properties officeooo:rsid="003741da" officeooo:paragraph-rsid="00937dc5"/>
    </style:style>
    <style:style style:name="P113" style:family="paragraph" style:parent-style-name="Text_20_body">
      <style:text-properties officeooo:rsid="00396a11" officeooo:paragraph-rsid="00882afd"/>
    </style:style>
    <style:style style:name="P114" style:family="paragraph" style:parent-style-name="Text_20_body">
      <style:text-properties officeooo:rsid="0081a1f6" officeooo:paragraph-rsid="0081a1f6"/>
    </style:style>
    <style:style style:name="P115" style:family="paragraph" style:parent-style-name="Text_20_body">
      <style:text-properties officeooo:rsid="0083c264" officeooo:paragraph-rsid="0083c264"/>
    </style:style>
    <style:style style:name="P116" style:family="paragraph" style:parent-style-name="Text_20_body" style:master-page-name="">
      <loext:graphic-properties draw:fill-gradient-name="gradient" draw:fill-hatch-name="hatch"/>
      <style:paragraph-properties fo:margin-left="0.4925in" fo:margin-right="0in" fo:margin-top="0in" fo:margin-bottom="0in" style:contextual-spacing="false" fo:text-indent="0in" style:auto-text-indent="false" style:page-number="auto" fo:keep-with-next="always"/>
      <style:text-properties officeooo:rsid="0083c264" officeooo:paragraph-rsid="00855c7b"/>
    </style:style>
    <style:style style:name="P117" style:family="paragraph" style:parent-style-name="Text_20_body">
      <loext:graphic-properties draw:fill-gradient-name="gradient" draw:fill-hatch-name="hatch"/>
      <style:paragraph-properties fo:margin-left="0.4925in" fo:margin-right="0in" fo:margin-top="0in" fo:margin-bottom="0in" style:contextual-spacing="false" fo:text-indent="0in" style:auto-text-indent="false" fo:keep-with-next="always"/>
      <style:text-properties style:font-name="Liberation Mono" fo:font-size="10pt" officeooo:rsid="0083c264" officeooo:paragraph-rsid="0083c264" style:font-size-asian="10pt" style:font-size-complex="10pt"/>
    </style:style>
    <style:style style:name="P118" style:family="paragraph" style:parent-style-name="Text_20_body">
      <style:text-properties officeooo:rsid="00855c7b" officeooo:paragraph-rsid="00855c7b"/>
    </style:style>
    <style:style style:name="P119" style:family="paragraph" style:parent-style-name="Text_20_body">
      <style:text-properties officeooo:rsid="0085915c" officeooo:paragraph-rsid="0085915c"/>
    </style:style>
    <style:style style:name="P120" style:family="paragraph" style:parent-style-name="Text_20_body">
      <style:text-properties officeooo:rsid="0087a12b" officeooo:paragraph-rsid="00882afd"/>
    </style:style>
    <style:style style:name="P121" style:family="paragraph" style:parent-style-name="Text_20_body">
      <style:text-properties officeooo:rsid="008f4540" officeooo:paragraph-rsid="008f4540"/>
    </style:style>
    <style:style style:name="P122" style:family="paragraph" style:parent-style-name="Text_20_body">
      <style:text-properties officeooo:rsid="00937dc5" officeooo:paragraph-rsid="00937dc5"/>
    </style:style>
    <style:style style:name="P123" style:family="paragraph" style:parent-style-name="Text_20_body">
      <style:text-properties officeooo:rsid="0094e7f4" officeooo:paragraph-rsid="0094e7f4"/>
    </style:style>
    <style:style style:name="P124" style:family="paragraph" style:parent-style-name="Text_20_body">
      <style:text-properties officeooo:rsid="009d657a" officeooo:paragraph-rsid="009d657a"/>
    </style:style>
    <style:style style:name="P125" style:family="paragraph" style:parent-style-name="Text_20_body">
      <style:text-properties officeooo:rsid="009e74f3" officeooo:paragraph-rsid="009e74f3"/>
    </style:style>
    <style:style style:name="P126" style:family="paragraph" style:parent-style-name="Text_20_body">
      <style:text-properties officeooo:rsid="003d4341" officeooo:paragraph-rsid="00a2cc4b"/>
    </style:style>
    <style:style style:name="P127" style:family="paragraph" style:parent-style-name="Text_20_body">
      <style:text-properties officeooo:rsid="00a2cc4b" officeooo:paragraph-rsid="00a2cc4b"/>
    </style:style>
    <style:style style:name="T1" style:family="text">
      <style:text-properties fo:font-style="italic" style:font-style-asian="italic" style:font-style-complex="italic"/>
    </style:style>
    <style:style style:name="T2" style:family="text">
      <style:text-properties fo:font-style="italic" officeooo:rsid="0026029c" style:font-style-asian="italic" style:font-style-complex="italic"/>
    </style:style>
    <style:style style:name="T3" style:family="text">
      <style:text-properties fo:font-style="italic" officeooo:rsid="00a2cc4b"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a2cc4b"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474973"/>
    </style:style>
    <style:style style:name="T8" style:family="text">
      <style:text-properties style:text-underline-style="solid" style:text-underline-width="auto" style:text-underline-color="font-color" officeooo:rsid="00643212"/>
    </style:style>
    <style:style style:name="T9" style:family="text">
      <style:text-properties style:text-underline-style="solid" style:text-underline-width="auto" style:text-underline-color="font-color" officeooo:rsid="0079cdef"/>
    </style:style>
    <style:style style:name="T10" style:family="text">
      <style:text-properties style:text-underline-style="solid" style:text-underline-width="auto" style:text-underline-color="font-color" officeooo:rsid="0087a12b"/>
    </style:style>
    <style:style style:name="T11" style:family="text">
      <style:text-properties style:text-underline-style="solid" style:text-underline-width="auto" style:text-underline-color="font-color" officeooo:rsid="009203c6"/>
    </style:style>
    <style:style style:name="T12" style:family="text">
      <style:text-properties style:text-underline-style="solid" style:text-underline-width="auto" style:text-underline-color="font-color" officeooo:rsid="0094e7f4"/>
    </style:style>
    <style:style style:name="T13" style:family="text">
      <style:text-properties style:font-name="Liberation Serif"/>
    </style:style>
    <style:style style:name="T14" style:family="text">
      <style:text-properties style:font-name="Liberation Serif" fo:font-style="italic" style:font-style-asian="italic" style:font-style-complex="italic"/>
    </style:style>
    <style:style style:name="T15" style:family="text">
      <style:text-properties style:font-name="Liberation Serif" fo:font-style="italic" officeooo:rsid="0031661c" style:font-style-asian="italic" style:font-style-complex="italic"/>
    </style:style>
    <style:style style:name="T16" style:family="text">
      <style:text-properties style:font-name="Liberation Serif" fo:font-style="italic" officeooo:rsid="00474973" style:font-style-asian="italic" style:font-style-complex="italic"/>
    </style:style>
    <style:style style:name="T17" style:family="text">
      <style:text-properties style:font-name="Liberation Serif" fo:font-style="italic" officeooo:rsid="005cfd29" style:font-style-asian="italic" style:font-style-complex="italic"/>
    </style:style>
    <style:style style:name="T18" style:family="text">
      <style:text-properties style:font-name="Liberation Serif" fo:font-style="italic" officeooo:rsid="0091dbf0" style:font-style-asian="italic" style:font-style-complex="italic"/>
    </style:style>
    <style:style style:name="T19" style:family="text">
      <style:text-properties style:font-name="Liberation Serif" fo:font-style="italic" officeooo:rsid="009203c6" style:font-style-asian="italic" style:font-style-complex="italic"/>
    </style:style>
    <style:style style:name="T20" style:family="text">
      <style:text-properties style:font-name="Liberation Serif" fo:font-size="10pt" fo:font-style="italic" style:font-size-asian="10pt" style:font-style-asian="italic" style:font-size-complex="10pt" style:font-style-complex="italic"/>
    </style:style>
    <style:style style:name="T21" style:family="text">
      <style:text-properties style:font-name="Liberation Serif" fo:font-size="12pt" fo:font-style="normal" officeooo:rsid="00437368" style:font-size-asian="10.5pt" style:font-style-asian="normal" style:font-size-complex="12pt" style:font-style-complex="normal"/>
    </style:style>
    <style:style style:name="T22" style:family="text">
      <style:text-properties style:font-name="Liberation Serif" fo:font-size="12pt" fo:font-style="normal" officeooo:rsid="004504bf" style:font-size-asian="10.5pt" style:font-style-asian="normal" style:font-size-complex="12pt" style:font-style-complex="normal"/>
    </style:style>
    <style:style style:name="T23" style:family="text">
      <style:text-properties style:font-name="Liberation Serif" fo:font-size="12pt" fo:font-style="normal" officeooo:rsid="009f799e" style:font-size-asian="10.5pt" style:font-style-asian="normal" style:font-size-complex="12pt" style:font-style-complex="normal"/>
    </style:style>
    <style:style style:name="T24" style:family="text">
      <style:text-properties officeooo:rsid="002b22e4"/>
    </style:style>
    <style:style style:name="T25" style:family="text">
      <style:text-properties officeooo:rsid="00332f8a"/>
    </style:style>
    <style:style style:name="T26" style:family="text">
      <style:text-properties officeooo:rsid="003741da"/>
    </style:style>
    <style:style style:name="T27" style:family="text">
      <style:text-properties officeooo:rsid="00388b9d"/>
    </style:style>
    <style:style style:name="T28" style:family="text">
      <style:text-properties officeooo:rsid="004035b1"/>
    </style:style>
    <style:style style:name="T29" style:family="text">
      <style:text-properties officeooo:rsid="004504bf"/>
    </style:style>
    <style:style style:name="T30" style:family="text">
      <style:text-properties officeooo:rsid="004bdbaf"/>
    </style:style>
    <style:style style:name="T31" style:family="text">
      <style:text-properties officeooo:rsid="005628c1"/>
    </style:style>
    <style:style style:name="T32" style:family="text">
      <style:text-properties officeooo:rsid="005b55d0"/>
    </style:style>
    <style:style style:name="T33" style:family="text">
      <style:text-properties officeooo:rsid="005cfd29"/>
    </style:style>
    <style:style style:name="T34" style:family="text">
      <style:text-properties officeooo:rsid="005e3eab"/>
    </style:style>
    <style:style style:name="T35" style:family="text">
      <style:text-properties officeooo:rsid="005eeb04"/>
    </style:style>
    <style:style style:name="T36" style:family="text">
      <style:text-properties officeooo:rsid="005fbb9b"/>
    </style:style>
    <style:style style:name="T37" style:family="text">
      <style:text-properties officeooo:rsid="00643212"/>
    </style:style>
    <style:style style:name="T38" style:family="text">
      <style:text-properties officeooo:rsid="00652194"/>
    </style:style>
    <style:style style:name="T39" style:family="text">
      <style:text-properties officeooo:rsid="00670481"/>
    </style:style>
    <style:style style:name="T40" style:family="text">
      <style:text-properties officeooo:rsid="00729c05"/>
    </style:style>
    <style:style style:name="T41" style:family="text">
      <style:text-properties officeooo:rsid="0074758d"/>
    </style:style>
    <style:style style:name="T42" style:family="text">
      <style:text-properties officeooo:rsid="0074c924"/>
    </style:style>
    <style:style style:name="T43" style:family="text">
      <style:text-properties officeooo:rsid="0078225f"/>
    </style:style>
    <style:style style:name="T44" style:family="text">
      <style:text-properties style:font-name="Liberation Mono" fo:font-size="10pt" fo:font-style="normal" style:font-size-asian="10pt" style:font-style-asian="normal" style:font-size-complex="10pt" style:font-style-complex="normal"/>
    </style:style>
    <style:style style:name="T45" style:family="text">
      <style:text-properties style:font-name="Liberation Mono" fo:font-size="10pt" fo:font-style="normal" officeooo:rsid="0091dbf0" style:font-size-asian="10pt" style:font-style-asian="normal" style:font-size-complex="10pt" style:font-style-complex="normal"/>
    </style:style>
    <style:style style:name="T46" style:family="text">
      <style:text-properties style:font-name="Liberation Mono" fo:font-size="10pt" fo:font-style="italic" officeooo:rsid="0026029c" style:font-size-asian="10pt" style:font-style-asian="italic" style:font-size-complex="10pt" style:font-style-complex="italic"/>
    </style:style>
    <style:style style:name="T47" style:family="text">
      <style:text-properties style:font-name="Liberation Mono" fo:font-style="italic" officeooo:rsid="0026029c" style:font-style-asian="italic" style:font-style-complex="italic"/>
    </style:style>
    <style:style style:name="T48" style:family="text">
      <style:text-properties style:font-name="Liberation Mono" fo:font-style="italic" style:text-underline-style="none" officeooo:rsid="0026029c" style:font-style-asian="italic" style:font-style-complex="italic"/>
    </style:style>
    <style:style style:name="T49" style:family="text">
      <style:text-properties officeooo:rsid="0079cdef"/>
    </style:style>
    <style:style style:name="T50" style:family="text">
      <style:text-properties style:font-name="Liberation Serif"/>
    </style:style>
    <style:style style:name="T51" style:family="text">
      <style:text-properties style:font-name="Liberation Serif" fo:font-style="italic" style:font-style-asian="italic" style:font-style-complex="italic"/>
    </style:style>
    <style:style style:name="T52" style:family="text">
      <style:text-properties style:font-name="Liberation Serif" fo:font-style="italic" officeooo:rsid="0079cdef" style:font-style-asian="italic" style:font-style-complex="italic"/>
    </style:style>
    <style:style style:name="T53" style:family="text">
      <style:text-properties style:font-name="Liberation Serif" fo:font-style="italic" officeooo:rsid="007d5d3b" style:font-style-asian="italic" style:font-style-complex="italic"/>
    </style:style>
    <style:style style:name="T54" style:family="text">
      <style:text-properties style:font-name="Liberation Serif" fo:font-style="italic" officeooo:rsid="0091dbf0" style:font-style-asian="italic" style:font-style-complex="italic"/>
    </style:style>
    <style:style style:name="T55" style:family="text">
      <style:text-properties style:font-name="Liberation Serif" fo:font-style="italic" officeooo:rsid="0094e7f4" style:font-style-asian="italic" style:font-style-complex="italic"/>
    </style:style>
    <style:style style:name="T56" style:family="text">
      <style:text-properties style:font-name="Liberation Serif" fo:font-size="12pt" fo:font-style="normal" style:font-size-asian="12pt" style:font-style-asian="normal" style:font-size-complex="12pt" style:font-style-complex="normal"/>
    </style:style>
    <style:style style:name="T57" style:family="text">
      <style:text-properties style:font-name="Liberation Serif" fo:font-size="12pt" fo:font-style="normal" officeooo:rsid="0026029c" style:font-size-asian="12pt" style:font-style-asian="normal" style:font-size-complex="12pt" style:font-style-complex="normal"/>
    </style:style>
    <style:style style:name="T58" style:family="text">
      <style:text-properties style:font-name="Liberation Serif" officeooo:rsid="00937dc5"/>
    </style:style>
    <style:style style:name="T59" style:family="text">
      <style:text-properties officeooo:rsid="007b4db8"/>
    </style:style>
    <style:style style:name="T60" style:family="text">
      <style:text-properties officeooo:rsid="007c54fd"/>
    </style:style>
    <style:style style:name="T61" style:family="text">
      <style:text-properties officeooo:rsid="007d2344"/>
    </style:style>
    <style:style style:name="T62" style:family="text">
      <style:text-properties officeooo:rsid="007d5d3b"/>
    </style:style>
    <style:style style:name="T63" style:family="text">
      <style:text-properties officeooo:rsid="00809b58"/>
    </style:style>
    <style:style style:name="T64" style:family="text">
      <style:text-properties officeooo:rsid="0081a1f6"/>
    </style:style>
    <style:style style:name="T65" style:family="text">
      <style:text-properties officeooo:rsid="008215ea"/>
    </style:style>
    <style:style style:name="T66" style:family="text">
      <style:text-properties officeooo:rsid="00824070"/>
    </style:style>
    <style:style style:name="T67" style:family="text">
      <style:text-properties officeooo:rsid="00832830"/>
    </style:style>
    <style:style style:name="T68" style:family="text">
      <style:text-properties officeooo:rsid="00855c7b"/>
    </style:style>
    <style:style style:name="T69" style:family="text">
      <style:text-properties style:font-name="Liberation Mono" fo:font-size="10pt" style:font-size-asian="10pt" style:font-size-complex="10pt"/>
    </style:style>
    <style:style style:name="T70" style:family="text">
      <style:text-properties style:font-name="Liberation Mono" fo:font-size="10pt" style:text-underline-style="solid" style:text-underline-width="auto" style:text-underline-color="font-color" style:font-size-asian="10pt" style:font-size-complex="10pt"/>
    </style:style>
    <style:style style:name="T71" style:family="text">
      <style:text-properties officeooo:rsid="00882afd"/>
    </style:style>
    <style:style style:name="T72" style:family="text">
      <style:text-properties officeooo:rsid="0089d1f8"/>
    </style:style>
    <style:style style:name="T73" style:family="text">
      <style:text-properties officeooo:rsid="008c419f"/>
    </style:style>
    <style:style style:name="T74" style:family="text">
      <style:text-properties officeooo:rsid="008f4540"/>
    </style:style>
    <style:style style:name="T75" style:family="text">
      <style:text-properties officeooo:rsid="0091bc82"/>
    </style:style>
    <style:style style:name="T76" style:family="text">
      <style:text-properties officeooo:rsid="0091dbf0"/>
    </style:style>
    <style:style style:name="T77" style:family="text">
      <style:text-properties officeooo:rsid="009203c6"/>
    </style:style>
    <style:style style:name="T78" style:family="text">
      <style:text-properties officeooo:rsid="0094e7f4"/>
    </style:style>
    <style:style style:name="T79" style:family="text">
      <style:text-properties officeooo:rsid="00962c3c"/>
    </style:style>
    <style:style style:name="T80" style:family="text">
      <style:text-properties officeooo:rsid="009aac65"/>
    </style:style>
    <style:style style:name="T81" style:family="text">
      <style:text-properties officeooo:rsid="009c6fe2"/>
    </style:style>
    <style:style style:name="T82" style:family="text">
      <style:text-properties officeooo:rsid="009e74f3"/>
    </style:style>
    <style:style style:name="T83" style:family="text">
      <style:text-properties officeooo:rsid="00a2a5bc"/>
    </style:style>
    <style:style style:name="T84" style:family="text">
      <style:text-properties officeooo:rsid="00a2cc4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40">Diagnosing Kaypro Problems</text:span></text:p>
      <text:p text:style-name="P43">using the</text:p>
      <text:p text:style-name="P42">Kaypro Emergency Monitor ROM</text:p>
      <text:p text:style-name="P2"><text:date style:data-style-name="N41" text:date-value="2023-06-03T20:01:51.594533594">June 3,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_Toc112_4257110712" text:style-name="Index_20_Link" text:visited-style-name="Index_20_Link">Introduction<text:tab/>1</text:a></text:p>
          <text:p text:style-name="P29"><text:a xlink:type="simple" xlink:href="#__RefHeading___Toc25717_4257110712" text:style-name="Index_20_Link" text:visited-style-name="Index_20_Link">Memory/CPU Checks<text:tab/>2</text:a></text:p>
          <text:p text:style-name="P29"><text:a xlink:type="simple" xlink:href="#__RefHeading___Toc25719_4257110712" text:style-name="Index_20_Link" text:visited-style-name="Index_20_Link">High-level Analysis<text:tab/>2</text:a></text:p>
          <text:p text:style-name="P29"><text:a xlink:type="simple" xlink:href="#__RefHeading___Toc25721_4257110712" text:style-name="Index_20_Link" text:visited-style-name="Index_20_Link">I/O Port Select Signals<text:tab/>3</text:a></text:p>
          <text:p text:style-name="P29"><text:a xlink:type="simple" xlink:href="#__RefHeading___Toc25741_4257110712" text:style-name="Index_20_Link" text:visited-style-name="Index_20_Link">SysPort Usage<text:tab/>5</text:a></text:p>
          <text:p text:style-name="P30"><text:a xlink:type="simple" xlink:href="#__RefHeading___Toc25743_4257110712" text:style-name="Index_20_Link" text:visited-style-name="Index_20_Link">Model */83 SysPort<text:tab/>5</text:a></text:p>
          <text:p text:style-name="P30"><text:a xlink:type="simple" xlink:href="#__RefHeading___Toc25745_4257110712" text:style-name="Index_20_Link" text:visited-style-name="Index_20_Link">Models */84 and 10 SysPort<text:tab/>6</text:a></text:p>
          <text:p text:style-name="P29"><text:a xlink:type="simple" xlink:href="#__RefHeading___Toc30092_4257110712" text:style-name="Index_20_Link" text:visited-style-name="Index_20_Link">Display Issues<text:tab/>6</text:a></text:p>
          <text:p text:style-name="P30"><text:a xlink:type="simple" xlink:href="#__RefHeading___Toc30094_4257110712" text:style-name="Index_20_Link" text:visited-style-name="Index_20_Link">Model */83 Display<text:tab/>6</text:a></text:p>
          <text:p text:style-name="P30"><text:a xlink:type="simple" xlink:href="#__RefHeading___Toc30096_4257110712" text:style-name="Index_20_Link" text:visited-style-name="Index_20_Link">Model */84 and 10 Display<text:tab/>7</text:a></text:p>
          <text:p text:style-name="P29"><text:a xlink:type="simple" xlink:href="#__RefHeading___Toc4199_4257110712" text:style-name="Index_20_Link" text:visited-style-name="Index_20_Link">Floppy Issues<text:tab/>8</text:a></text:p>
          <text:p text:style-name="P29"><text:a xlink:type="simple" xlink:href="#__RefHeading___Toc14737_4257110712" text:style-name="Index_20_Link" text:visited-style-name="Index_20_Link">Harddisk Issues<text:tab/>12</text:a></text:p>
          <text:p text:style-name="P30"><text:a xlink:type="simple" xlink:href="#__RefHeading___Toc16312_4257110712" text:style-name="Index_20_Link" text:visited-style-name="Index_20_Link">HDD Testing<text:tab/>12</text:a></text:p>
          <text:p text:style-name="P29"><text:a xlink:type="simple" xlink:href="#__RefHeading___Toc826_4257110712" text:style-name="Index_20_Link" text:visited-style-name="Index_20_Link">SysPort Issues<text:tab/>13</text:a></text:p>
          <text:p text:style-name="P29"><text:a xlink:type="simple" xlink:href="#__RefHeading___Toc2796_4257110712" text:style-name="Index_20_Link" text:visited-style-name="Index_20_Link">Display Issues<text:tab/>14</text:a></text:p>
          <text:p text:style-name="P29"><text:a xlink:type="simple" xlink:href="#__RefHeading___Toc2798_4257110712" text:style-name="Index_20_Link" text:visited-style-name="Index_20_Link">Keyboard Issues<text:tab/>14</text:a></text:p>
          <text:p text:style-name="P29"><text:a xlink:type="simple" xlink:href="#__RefHeading___Toc1745_4257110712" text:style-name="Index_20_Link" text:visited-style-name="Index_20_Link">Main Memory Issues<text:tab/>15</text:a></text:p>
        </text:index-body>
      </text:table-of-content>
      <text:h text:style-name="Heading_20_3" text:outline-level="3"><text:bookmark-start text:name="__RefHeading___Toc112_4257110712"/>Introduction<text:bookmark-end text:name="__RefHeading___Toc112_4257110712"/></text:h>
      <text:p text:style-name="P71">Throughout this document, examples are shown using underlined text to indicate what the user types, and the token <text:span text:style-name="T46">(CR)</text:span><text:span text:style-name="T57"> </text:span><text:span text:style-name="T56">indicates pressing the RETURN or Enter key.</text:span></text:p>
      <text:p text:style-name="P72"/>
      <text:p text:style-name="P1"><text:span text:style-name="T41">Diagnosing</text:span> a broken Kaypro <text:span text:style-name="T41">can be a complex and overwhelming task</text:span>. <text:span text:style-name="T41">This document attempts to break-down the task into steps, and gives examples of how to use the Emergency Monitor ROM to further diagnose problems.</text:span></text:p>
      <text:p text:style-name="P1"/>
      <text:p text:style-name="P56">This document picks up where the Emergency Monitor ROM documentation leaves off. That document should be read first.</text:p>
      <text:p text:style-name="P1"/>
      <text:p text:style-name="P53">The first step for a newly acquired Kaypro in unknown condition is to examine the electronics for signs of physical failure. A common failure is in electrolytic capacitors (as well as the RIFA capacitors). A thorough examination and testing of the power supplies and associated power components is beyond the scope of this document. This document begins once the power has been verified and the machine is safe to power-on and run.</text:p>
      <text:p text:style-name="P53"/>
      <text:p text:style-name="P56">In addition, a working CPU and main memory is required. One basic check for that is to run the Emergency Memory Test ROM. If the memory test is able to run but detects an error in RAM, then <text:soft-page-break/>RAM should be replaced. If the memory test is unable to even run, that may indicate a bad CPU, which must be replaced. <text:span text:style-name="T72">However, this could also indicate a more-fundamental problem that requires diagnostics at an electronics level.</text:span></text:p>
      <text:p text:style-name="P56"/>
      <text:p text:style-name="P75">Be aware that earlier Kaypro models do not have sockets for all ICs. While the major ICs are socketed, many – include RAM – are not. This makes replacement much more difficult, at least the first time (<text:span text:style-name="T73">until</text:span> a socket is installed after desoldering the IC).</text:p>
      <text:h text:style-name="Heading_20_3" text:outline-level="3"><text:bookmark-start text:name="__RefHeading___Toc25717_4257110712"/>Memory/CPU Checks<text:bookmark-end text:name="__RefHeading___Toc25717_4257110712"/></text:h>
      <text:p text:style-name="P56">One way to determine if basic CPU, <text:span text:style-name="T43">ROM,</text:span> and RAM are functional is to try the Emergency Memory Test ROM. This ROM will send output on the serial port as well as provide visual indicators that are visible from the front of the Kaypro. <text:span text:style-name="T43">If neither the serial output nor the visual indicators are working, it may point to a CPU issue, or an issue addressing the ROM, or multiple failures of the serial port and the visual indicator for the Kaypro model being tested. These will require diagnostic methods not covered in this document.</text:span></text:p>
      <text:h text:style-name="Heading_20_3" text:outline-level="3"><text:bookmark-start text:name="__RefHeading___Toc25719_4257110712"/>High-level Analysis<text:bookmark-end text:name="__RefHeading___Toc25719_4257110712"/></text:h>
      <text:p text:style-name="P52">Determining “where to start looking” requires <text:span text:style-name="T42">a basic understanding of the sequence of events performed by the boot ROM, </text:span><text:span text:style-name="T72">combined with the symptoms presented by the machine</text:span><text:span text:style-name="T42">. While different ROM version</text:span><text:span text:style-name="T43">s</text:span><text:span text:style-name="T42"> perform different steps, the basic sequence is:</text:span></text:p>
      <text:p text:style-name="P52"/>
      <text:list xml:id="list2993342055" text:style-name="L1">
        <text:list-item>
          <text:p text:style-name="P55">Initialize SIO1 (keyboard and serial data)</text:p>
        </text:list-item>
        <text:list-item>
          <text:p text:style-name="P55">Initialize/clear display</text:p>
        </text:list-item>
        <text:list-item>
          <text:p text:style-name="P55">Setup common (BIOS) memory</text:p>
        </text:list-item>
        <text:list-item>
          <text:p text:style-name="P55">Display signon message on screen</text:p>
        </text:list-item>
        <text:list-item>
          <text:p text:style-name="P55">Initialize floppy, and boot if diskette present</text:p>
        </text:list-item>
        <text:list-item>
          <text:p text:style-name="P55">[Kaypro 10] Initialize harddisk, and boot.</text:p>
        </text:list-item>
        <text:list-item>
          <text:p text:style-name="P55">Fallback for failed boot (varies)</text:p>
        </text:list-item>
      </text:list>
      <text:p text:style-name="P56"/>
      <text:p text:style-name="P66">A general idea of how far the system gets can be guessed by checking for progress. For example, the video display RAM will power-on with garbage, so if the screen displays garbage characters then one can assume that the clear screen step was not completed. However, */83 machines have a video circuitry that requires no initialization and is always “on”, in contrast to the */84 and 10 models that have a CRT controller chip which must be initialized before video will be enabled. <text:span text:style-name="T63">If the CRTC has not been initialized and started, there will be no raster scan visible when the brightness is turned up.</text:span></text:p>
      <text:p text:style-name="P66"/>
      <text:p text:style-name="P67">Certainly, if the ROM signon message appears on the screen, the system has passed step 4 and it can be assumed that the CRTC and video is working.</text:p>
      <text:p text:style-name="P67"/>
      <text:p text:style-name="P67">Progress on booting from the floppy can be determined by observation. When attempting to boot, the ROM will select drive A and the drive motors will be spinning.</text:p>
      <text:p text:style-name="P67"/>
      <text:p text:style-name="P67">Also be aware that failure to boot could be caused by bad media or media that does not have the matching bootstrap code (or CP/M) for the ROM version.</text:p>
      <text:p text:style-name="P67"><text:soft-page-break/></text:p>
      <text:h text:style-name="Heading_20_3" text:outline-level="3"><text:bookmark-start text:name="__RefHeading___Toc25721_4257110712"/>I/O Port Select Signals<text:bookmark-end text:name="__RefHeading___Toc25721_4257110712"/></text:h>
      <text:p text:style-name="P57">One common question that arises when devices are not functioning is whether the chip-select signal is reaching the device. On the monitor, a simple program can be poked into memory and executed that will continuously pulse the desired chip-select, and then an oscilloscope can be used to confirm that the device is getting the select signal. The following example show the program, where the “XX” value should be replaced by the desire I/O port for the device to test.</text:p>
      <text:p text:style-name="P57"/>
      <text:p text:style-name="P58">: <text:span text:style-name="T6">S 8000</text:span><text:span text:style-name="T47">(CR)</text:span><text:line-break/>8000 00 <text:span text:style-name="T6">DB</text:span><text:span text:style-name="T47">(CR)<text:tab/></text:span><text:span text:style-name="T53">(INPUT op-code)</text:span><text:line-break/>8001 00 <text:span text:style-name="T9">XX</text:span><text:span text:style-name="T47">(CR)<text:tab/></text:span><text:span text:style-name="T52">(replace XX with desired port)</text:span><text:line-break/>8002 00 <text:span text:style-name="T6">C3</text:span><text:span text:style-name="T47">(CR)<text:tab/></text:span><text:span text:style-name="T53">(JUMP op-code)</text:span><text:line-break/>8003 00 <text:span text:style-name="T6">00</text:span><text:span text:style-name="T47">(CR)<text:tab/></text:span><text:span text:style-name="T53">(low byte of 8000H)</text:span><text:line-break/>8004 00 <text:span text:style-name="T6">80</text:span><text:span text:style-name="T47">(CR)<text:tab/></text:span><text:span text:style-name="T53">(high byte of 8000H)</text:span><text:line-break/>8005 00 <text:span text:style-name="T6">.</text:span><text:line-break/>: <text:span text:style-name="T6">G 8000</text:span><text:span text:style-name="T48">(CR)</text:span><text:line-break/>GO 8000 ?<text:span text:style-name="T6">Y</text:span></text:p>
      <text:p text:style-name="P1"/>
      <text:p text:style-name="P67">It will be necessary to RESET the Kaypro in order to get back to the monitor prompt.</text:p>
      <text:p text:style-name="P67"/>
      <text:p text:style-name="P64">Here are the I/O ports for the various Kaypro models. <text:span text:style-name="T62">Note that some Kaypro 10s are fitted with the */84 mainboard. Also note that some */84 models do not have the PIO, RTC, and Modem electronics.</text:span></text:p>
      <text:p text:style-name="P64"/>
      <table:table table:name="Table2" table:style-name="Table2">
        <table:table-column table:style-name="Table2.A" table:number-columns-repeated="7"/>
        <table:table-header-rows>
          <table:table-row table:style-name="Table2.1">
            <table:table-cell table:style-name="Table2.A1" table:number-rows-spanned="2" office:value-type="string">
              <text:p text:style-name="P88">Port Adr</text:p>
            </table:table-cell>
            <table:table-cell table:style-name="Table2.A1" table:number-columns-spanned="2" office:value-type="string">
              <text:p text:style-name="P89">*/<text:span text:style-name="T49">83</text:span></text:p>
            </table:table-cell>
            <table:covered-table-cell/>
            <table:table-cell table:style-name="Table2.A1" table:number-columns-spanned="2" office:value-type="string">
              <text:p text:style-name="P88">10</text:p>
            </table:table-cell>
            <table:covered-table-cell/>
            <table:table-cell table:style-name="Table2.F1" table:number-columns-spanned="2" office:value-type="string">
              <text:p text:style-name="P89">*/<text:span text:style-name="T49">84</text:span></text:p>
            </table:table-cell>
            <table:covered-table-cell/>
          </table:table-row>
          <table:table-row table:style-name="Table2.1">
            <table:covered-table-cell table:style-name="Table2.A2"/>
            <table:table-cell table:style-name="Table2.A2" office:value-type="string">
              <text:p text:style-name="P88">Device</text:p>
            </table:table-cell>
            <table:table-cell table:style-name="Table2.A2" office:value-type="string">
              <text:p text:style-name="P88">Function</text:p>
            </table:table-cell>
            <table:table-cell table:style-name="Table2.A2" office:value-type="string">
              <text:p text:style-name="P88">Device</text:p>
            </table:table-cell>
            <table:table-cell table:style-name="Table2.A2" office:value-type="string">
              <text:p text:style-name="P88">Function</text:p>
            </table:table-cell>
            <table:table-cell table:style-name="Table2.A2" office:value-type="string">
              <text:p text:style-name="P88">Device</text:p>
            </table:table-cell>
            <table:table-cell table:style-name="Table2.G2" office:value-type="string">
              <text:p text:style-name="P88">Function</text:p>
            </table:table-cell>
          </table:table-row>
        </table:table-header-rows>
        <table:table-row table:style-name="Table2.1">
          <table:table-cell table:style-name="Table2.A2" office:value-type="string">
            <text:p text:style-name="P86">00</text:p>
          </table:table-cell>
          <table:table-cell table:style-name="Table2.A2" table:number-rows-spanned="4" office:value-type="string">
            <text:p text:style-name="P90">WD1943</text:p>
            <text:p text:style-name="P90">Baud Gen.</text:p>
            <text:p text:style-name="P90">Serial I/O</text:p>
          </table:table-cell>
          <table:table-cell table:style-name="Table2.A2" office:value-type="string">
            <text:p text:style-name="P101">baud</text:p>
          </table:table-cell>
          <table:table-cell table:style-name="Table2.A2" table:number-rows-spanned="4" office:value-type="string">
            <text:p text:style-name="P90">WD1943</text:p>
            <text:p text:style-name="P90">Baud Gen.</text:p>
            <text:p text:style-name="P90">Serial Data</text:p>
          </table:table-cell>
          <table:table-cell table:style-name="Table2.A2" office:value-type="string">
            <text:p text:style-name="P101">baud</text:p>
          </table:table-cell>
          <table:table-cell table:style-name="Table2.A2" table:number-rows-spanned="4" office:value-type="string">
            <text:p text:style-name="P90">WD1943</text:p>
            <text:p text:style-name="P90">Baud Gen.</text:p>
            <text:p text:style-name="P90">Serial Data</text:p>
          </table:table-cell>
          <table:table-cell table:style-name="Table2.G2" office:value-type="string">
            <text:p text:style-name="P101">baud</text:p>
          </table:table-cell>
        </table:table-row>
        <table:table-row table:style-name="Table2.1">
          <table:table-cell table:style-name="Table2.A2" office:value-type="string">
            <text:p text:style-name="P86">01</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9"/>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86">02</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9"/>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86">03</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9"/>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86">04</text:p>
          </table:table-cell>
          <table:table-cell table:style-name="Table2.A2" table:number-rows-spanned="4" office:value-type="string">
            <text:p text:style-name="P90">Z80-SIO</text:p>
            <text:p text:style-name="P90">Serial I/O</text:p>
            <text:p text:style-name="P90">Keyboard</text:p>
          </table:table-cell>
          <table:table-cell table:style-name="Table2.A2" office:value-type="string">
            <text:p text:style-name="P94">ch A data</text:p>
          </table:table-cell>
          <table:table-cell table:style-name="Table2.A2" table:number-rows-spanned="4" office:value-type="string">
            <text:p text:style-name="P91">Z80-SIO <text:span text:style-name="T60">#1</text:span></text:p>
            <text:p text:style-name="P91">Serial <text:span text:style-name="T59">Data</text:span></text:p>
            <text:p text:style-name="P91">Keyboard</text:p>
          </table:table-cell>
          <table:table-cell table:style-name="Table2.A2" office:value-type="string">
            <text:p text:style-name="P95">ch A data</text:p>
          </table:table-cell>
          <table:table-cell table:style-name="Table2.A2" table:number-rows-spanned="4" office:value-type="string">
            <text:p text:style-name="P91">Z80-SIO <text:span text:style-name="T60">#1</text:span></text:p>
            <text:p text:style-name="P91">Serial <text:span text:style-name="T59">Data</text:span></text:p>
            <text:p text:style-name="P91">Keyboard</text:p>
          </table:table-cell>
          <table:table-cell table:style-name="Table2.G2" office:value-type="string">
            <text:p text:style-name="P95">ch A data</text:p>
          </table:table-cell>
        </table:table-row>
        <table:table-row table:style-name="Table2.1">
          <table:table-cell table:style-name="Table2.A2" office:value-type="string">
            <text:p text:style-name="P86">05</text:p>
          </table:table-cell>
          <table:covered-table-cell table:style-name="Table2.A2"/>
          <table:table-cell table:style-name="Table2.A2" office:value-type="string">
            <text:p text:style-name="P94">ch B data</text:p>
          </table:table-cell>
          <table:covered-table-cell table:style-name="Table2.A2"/>
          <table:table-cell table:style-name="Table2.A2" office:value-type="string">
            <text:p text:style-name="P95">ch B data</text:p>
          </table:table-cell>
          <table:covered-table-cell table:style-name="Table2.A2"/>
          <table:table-cell table:style-name="Table2.G2" office:value-type="string">
            <text:p text:style-name="P95">ch B data</text:p>
          </table:table-cell>
        </table:table-row>
        <table:table-row table:style-name="Table2.1">
          <table:table-cell table:style-name="Table2.A2" office:value-type="string">
            <text:p text:style-name="P86">06</text:p>
          </table:table-cell>
          <table:covered-table-cell table:style-name="Table2.A2"/>
          <table:table-cell table:style-name="Table2.A2" office:value-type="string">
            <text:p text:style-name="P94">ch A ctl</text:p>
          </table:table-cell>
          <table:covered-table-cell table:style-name="Table2.A2"/>
          <table:table-cell table:style-name="Table2.A2" office:value-type="string">
            <text:p text:style-name="P95">ch A ctl</text:p>
          </table:table-cell>
          <table:covered-table-cell table:style-name="Table2.A2"/>
          <table:table-cell table:style-name="Table2.G2" office:value-type="string">
            <text:p text:style-name="P95">ch A ctl</text:p>
          </table:table-cell>
        </table:table-row>
        <table:table-row table:style-name="Table2.1">
          <table:table-cell table:style-name="Table2.A2" office:value-type="string">
            <text:p text:style-name="P86">07</text:p>
          </table:table-cell>
          <table:covered-table-cell table:style-name="Table2.A2"/>
          <table:table-cell table:style-name="Table2.A2" office:value-type="string">
            <text:p text:style-name="P94">ch B ctl</text:p>
          </table:table-cell>
          <table:covered-table-cell table:style-name="Table2.A2"/>
          <table:table-cell table:style-name="Table2.A2" office:value-type="string">
            <text:p text:style-name="P95">ch B ctl</text:p>
          </table:table-cell>
          <table:covered-table-cell table:style-name="Table2.A2"/>
          <table:table-cell table:style-name="Table2.G2" office:value-type="string">
            <text:p text:style-name="P95">ch B ctl</text:p>
          </table:table-cell>
        </table:table-row>
        <table:table-row table:style-name="Table2.1">
          <table:table-cell table:style-name="Table2.A2" office:value-type="string">
            <text:p text:style-name="P86">08</text:p>
          </table:table-cell>
          <table:table-cell table:style-name="Table2.A2" table:number-rows-spanned="4" office:value-type="string">
            <text:p text:style-name="P94">Z80-PIO #1</text:p>
            <text:p text:style-name="P94">Printer</text:p>
          </table:table-cell>
          <table:table-cell table:style-name="Table2.A2" office:value-type="string">
            <text:p text:style-name="P96">ch A data</text:p>
          </table:table-cell>
          <table:table-cell table:style-name="Table2.A2" table:number-rows-spanned="4" office:value-type="string">
            <text:p text:style-name="P92">WD1943</text:p>
            <text:p text:style-name="P92">Baud Gen.</text:p>
            <text:p text:style-name="P99">Serial Printer</text:p>
          </table:table-cell>
          <table:table-cell table:style-name="Table2.A2" office:value-type="string">
            <text:p text:style-name="P103">baud</text:p>
          </table:table-cell>
          <table:table-cell table:style-name="Table2.A2" table:number-rows-spanned="4" office:value-type="string">
            <text:p text:style-name="P92">WD1943</text:p>
            <text:p text:style-name="P92">Baud Gen.</text:p>
            <text:p text:style-name="P99">Serial Printer</text:p>
          </table:table-cell>
          <table:table-cell table:style-name="Table2.G2" office:value-type="string">
            <text:p text:style-name="P103">baud</text:p>
          </table:table-cell>
        </table:table-row>
        <table:table-row table:style-name="Table2.1">
          <table:table-cell table:style-name="Table2.A2" office:value-type="string">
            <text:p text:style-name="P86">09</text:p>
          </table:table-cell>
          <table:covered-table-cell table:style-name="Table2.A2"/>
          <table:table-cell table:style-name="Table2.A2" office:value-type="string">
            <text:p text:style-name="P97">ch B data</text:p>
          </table:table-cell>
          <table:covered-table-cell table:style-name="Table2.A2"/>
          <table:table-cell table:style-name="Table2.A2" office:value-type="string">
            <text:p text:style-name="P19"/>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86">0A</text:p>
          </table:table-cell>
          <table:covered-table-cell table:style-name="Table2.A2"/>
          <table:table-cell table:style-name="Table2.A2" office:value-type="string">
            <text:p text:style-name="P98">ch A ctl</text:p>
          </table:table-cell>
          <table:covered-table-cell table:style-name="Table2.A2"/>
          <table:table-cell table:style-name="Table2.A2" office:value-type="string">
            <text:p text:style-name="P19"/>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86">0B</text:p>
          </table:table-cell>
          <table:covered-table-cell table:style-name="Table2.A2"/>
          <table:table-cell table:style-name="Table2.A2" office:value-type="string">
            <text:p text:style-name="P98">ch B ctl</text:p>
          </table:table-cell>
          <table:covered-table-cell table:style-name="Table2.A2"/>
          <table:table-cell table:style-name="Table2.A2" office:value-type="string">
            <text:p text:style-name="P19"/>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87">0C</text:p>
          </table:table-cell>
          <table:table-cell table:style-name="Table2.A2" table:number-rows-spanned="4" office:value-type="string">
            <text:p text:style-name="P93">WD1943</text:p>
            <text:p text:style-name="P93">Baud Gen.</text:p>
            <text:p text:style-name="P93">Keyboard</text:p>
          </table:table-cell>
          <table:table-cell table:style-name="Table2.A2" office:value-type="string">
            <text:p text:style-name="P102">baud</text:p>
          </table:table-cell>
          <table:table-cell table:style-name="Table2.A2" table:number-rows-spanned="4" office:value-type="string">
            <text:p text:style-name="P100">Z80-SIO #2</text:p>
            <text:p text:style-name="P102">Serial Printer</text:p>
          </table:table-cell>
          <table:table-cell table:style-name="Table2.A2" office:value-type="string">
            <text:p text:style-name="P96">ch A data</text:p>
          </table:table-cell>
          <table:table-cell table:style-name="Table2.A2" table:number-rows-spanned="4" office:value-type="string">
            <text:p text:style-name="P100">Z80-SIO #2</text:p>
            <text:p text:style-name="P100">Serial Printer</text:p>
            <text:p text:style-name="P100">Modem</text:p>
          </table:table-cell>
          <table:table-cell table:style-name="Table2.G2" office:value-type="string">
            <text:p text:style-name="P96">ch A data</text:p>
          </table:table-cell>
        </table:table-row>
        <table:table-row table:style-name="Table2.1">
          <table:table-cell table:style-name="Table2.A2" office:value-type="string">
            <text:p text:style-name="P87">0D</text:p>
          </table:table-cell>
          <table:covered-table-cell table:style-name="Table2.A2"/>
          <table:table-cell table:style-name="Table2.A2" office:value-type="string">
            <text:p text:style-name="P84"/>
          </table:table-cell>
          <table:covered-table-cell table:style-name="Table2.A2"/>
          <table:table-cell table:style-name="Table2.A2" office:value-type="string">
            <text:p text:style-name="P96">ch B data</text:p>
          </table:table-cell>
          <table:covered-table-cell table:style-name="Table2.A2"/>
          <table:table-cell table:style-name="Table2.G2" office:value-type="string">
            <text:p text:style-name="P96">ch B data</text:p>
          </table:table-cell>
        </table:table-row>
        <table:table-row table:style-name="Table2.1">
          <table:table-cell table:style-name="Table2.A2" office:value-type="string">
            <text:p text:style-name="P87">0E</text:p>
          </table:table-cell>
          <table:covered-table-cell table:style-name="Table2.A2"/>
          <table:table-cell table:style-name="Table2.A2" office:value-type="string">
            <text:p text:style-name="P84"/>
          </table:table-cell>
          <table:covered-table-cell table:style-name="Table2.A2"/>
          <table:table-cell table:style-name="Table2.A2" office:value-type="string">
            <text:p text:style-name="P96">ch A ctl</text:p>
          </table:table-cell>
          <table:covered-table-cell table:style-name="Table2.A2"/>
          <table:table-cell table:style-name="Table2.G2" office:value-type="string">
            <text:p text:style-name="P96">ch A ctl</text:p>
          </table:table-cell>
        </table:table-row>
        <table:table-row table:style-name="Table2.1">
          <table:table-cell table:style-name="Table2.A2" office:value-type="string">
            <text:p text:style-name="P87">0F</text:p>
          </table:table-cell>
          <table:covered-table-cell table:style-name="Table2.A2"/>
          <table:table-cell table:style-name="Table2.A2" office:value-type="string">
            <text:p text:style-name="P84"/>
          </table:table-cell>
          <table:covered-table-cell table:style-name="Table2.A2"/>
          <table:table-cell table:style-name="Table2.A2" office:value-type="string">
            <text:p text:style-name="P96">ch B ctl</text:p>
          </table:table-cell>
          <table:covered-table-cell table:style-name="Table2.A2"/>
          <table:table-cell table:style-name="Table2.G2" office:value-type="string">
            <text:p text:style-name="P96">ch B ctl</text:p>
          </table:table-cell>
        </table:table-row>
        <text:soft-page-break/>
        <table:table-row table:style-name="Table2.1">
          <table:table-cell table:style-name="Table2.A2" office:value-type="string">
            <text:p text:style-name="P86">10</text:p>
          </table:table-cell>
          <table:table-cell table:style-name="Table2.A2" table:number-rows-spanned="4" office:value-type="string">
            <text:p text:style-name="P94">WD1793</text:p>
            <text:p text:style-name="P94">Floppy</text:p>
            <text:p text:style-name="P94">Controller</text:p>
          </table:table-cell>
          <table:table-cell table:style-name="Table2.A2" office:value-type="string">
            <text:p text:style-name="P94">cmd/sts</text:p>
          </table:table-cell>
          <table:table-cell table:style-name="Table2.A2" table:number-rows-spanned="4" office:value-type="string">
            <text:p text:style-name="P94">WD1793</text:p>
            <text:p text:style-name="P94">Floppy</text:p>
            <text:p text:style-name="P94">Controller</text:p>
          </table:table-cell>
          <table:table-cell table:style-name="Table2.A2" office:value-type="string">
            <text:p text:style-name="P94">cmd/sts</text:p>
          </table:table-cell>
          <table:table-cell table:style-name="Table2.A2" table:number-rows-spanned="4" office:value-type="string">
            <text:p text:style-name="P94">WD1793</text:p>
            <text:p text:style-name="P94">Floppy</text:p>
            <text:p text:style-name="P94">Controller</text:p>
          </table:table-cell>
          <table:table-cell table:style-name="Table2.G2" office:value-type="string">
            <text:p text:style-name="P94">cmd/sts</text:p>
          </table:table-cell>
        </table:table-row>
        <table:table-row table:style-name="Table2.1">
          <table:table-cell table:style-name="Table2.A2" office:value-type="string">
            <text:p text:style-name="P86">11</text:p>
          </table:table-cell>
          <table:covered-table-cell table:style-name="Table2.A2"/>
          <table:table-cell table:style-name="Table2.A2" office:value-type="string">
            <text:p text:style-name="P94">track</text:p>
          </table:table-cell>
          <table:covered-table-cell table:style-name="Table2.A2"/>
          <table:table-cell table:style-name="Table2.A2" office:value-type="string">
            <text:p text:style-name="P94">track</text:p>
          </table:table-cell>
          <table:covered-table-cell table:style-name="Table2.A2"/>
          <table:table-cell table:style-name="Table2.G2" office:value-type="string">
            <text:p text:style-name="P94">track</text:p>
          </table:table-cell>
        </table:table-row>
        <table:table-row table:style-name="Table2.1">
          <table:table-cell table:style-name="Table2.A2" office:value-type="string">
            <text:p text:style-name="P86">12</text:p>
          </table:table-cell>
          <table:covered-table-cell table:style-name="Table2.A2"/>
          <table:table-cell table:style-name="Table2.A2" office:value-type="string">
            <text:p text:style-name="P94">sector</text:p>
          </table:table-cell>
          <table:covered-table-cell table:style-name="Table2.A2"/>
          <table:table-cell table:style-name="Table2.A2" office:value-type="string">
            <text:p text:style-name="P94">sector</text:p>
          </table:table-cell>
          <table:covered-table-cell table:style-name="Table2.A2"/>
          <table:table-cell table:style-name="Table2.G2" office:value-type="string">
            <text:p text:style-name="P94">sector</text:p>
          </table:table-cell>
        </table:table-row>
        <table:table-row table:style-name="Table2.1">
          <table:table-cell table:style-name="Table2.A2" office:value-type="string">
            <text:p text:style-name="P86">13</text:p>
          </table:table-cell>
          <table:covered-table-cell table:style-name="Table2.A2"/>
          <table:table-cell table:style-name="Table2.A2" office:value-type="string">
            <text:p text:style-name="P94">data</text:p>
          </table:table-cell>
          <table:covered-table-cell table:style-name="Table2.A2"/>
          <table:table-cell table:style-name="Table2.A2" office:value-type="string">
            <text:p text:style-name="P94">data</text:p>
          </table:table-cell>
          <table:covered-table-cell table:style-name="Table2.A2"/>
          <table:table-cell table:style-name="Table2.G2" office:value-type="string">
            <text:p text:style-name="P94">data</text:p>
          </table:table-cell>
        </table:table-row>
        <table:table-row table:style-name="Table2.1">
          <table:table-cell table:style-name="Table2.A2" office:value-type="string">
            <text:p text:style-name="P86">14</text:p>
          </table:table-cell>
          <table:table-cell table:style-name="Table2.A2" table:number-rows-spanned="4" office:value-type="string">
            <text:p text:style-name="P99">N/C</text:p>
          </table:table-cell>
          <table:table-cell table:style-name="Table2.A2" office:value-type="string">
            <text:p text:style-name="P19"/>
          </table:table-cell>
          <table:table-cell table:style-name="Table2.A2" table:number-rows-spanned="4" office:value-type="string">
            <text:p text:style-name="P94">SysPort</text:p>
          </table:table-cell>
          <table:table-cell table:style-name="Table2.A2" office:value-type="string">
            <text:p text:style-name="P101">sysprt</text:p>
          </table:table-cell>
          <table:table-cell table:style-name="Table2.A2" table:number-rows-spanned="4" office:value-type="string">
            <text:p text:style-name="P94">SysPort</text:p>
          </table:table-cell>
          <table:table-cell table:style-name="Table2.G2" office:value-type="string">
            <text:p text:style-name="P101">sysprt</text:p>
          </table:table-cell>
        </table:table-row>
        <table:table-row table:style-name="Table2.1">
          <table:table-cell table:style-name="Table2.A2" office:value-type="string">
            <text:p text:style-name="P86">15</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9"/>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86">16</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9"/>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86">17</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9"/>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86">18</text:p>
          </table:table-cell>
          <table:table-cell table:style-name="Table2.A2" table:number-rows-spanned="4" office:value-type="string">
            <text:p text:style-name="P99">N/C</text:p>
          </table:table-cell>
          <table:table-cell table:style-name="Table2.A2" office:value-type="string">
            <text:p text:style-name="P19"/>
          </table:table-cell>
          <table:table-cell table:style-name="Table2.A2" table:number-rows-spanned="4" office:value-type="string">
            <text:p text:style-name="P99">Parallel</text:p>
            <text:p text:style-name="P99">Printer</text:p>
          </table:table-cell>
          <table:table-cell table:style-name="Table2.A2" office:value-type="string">
            <text:p text:style-name="P101">data <text:span text:style-name="T61">out</text:span></text:p>
          </table:table-cell>
          <table:table-cell table:style-name="Table2.A2" table:number-rows-spanned="4" office:value-type="string">
            <text:p text:style-name="P99">Parallel</text:p>
            <text:p text:style-name="P99">Printer</text:p>
          </table:table-cell>
          <table:table-cell table:style-name="Table2.G2" office:value-type="string">
            <text:p text:style-name="P101">data <text:span text:style-name="T61">out</text:span></text:p>
          </table:table-cell>
        </table:table-row>
        <table:table-row table:style-name="Table2.1">
          <table:table-cell table:style-name="Table2.A2" office:value-type="string">
            <text:p text:style-name="P86">19</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9"/>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86">1A</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9"/>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86">1B</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9"/>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86">1C</text:p>
          </table:table-cell>
          <table:table-cell table:style-name="Table2.A2" table:number-rows-spanned="4" office:value-type="string">
            <text:p text:style-name="P94">Z80-PIO #2</text:p>
            <text:p text:style-name="P94">SysPort</text:p>
          </table:table-cell>
          <table:table-cell table:style-name="Table2.A2" office:value-type="string">
            <text:p text:style-name="P96">ch A data</text:p>
          </table:table-cell>
          <table:table-cell table:style-name="Table2.A2" table:number-rows-spanned="4" office:value-type="string">
            <text:p text:style-name="P99">6545A-1</text:p>
            <text:p text:style-name="P99">CRT</text:p>
            <text:p text:style-name="P99">Controller</text:p>
          </table:table-cell>
          <table:table-cell table:style-name="Table2.A2" office:value-type="string">
            <text:p text:style-name="P103">ctl/sts</text:p>
          </table:table-cell>
          <table:table-cell table:style-name="Table2.A2" table:number-rows-spanned="4" office:value-type="string">
            <text:p text:style-name="P99">6545A-1</text:p>
            <text:p text:style-name="P99">CRT</text:p>
            <text:p text:style-name="P99">Controller</text:p>
          </table:table-cell>
          <table:table-cell table:style-name="Table2.G2" office:value-type="string">
            <text:p text:style-name="P103">ctl/sts</text:p>
          </table:table-cell>
        </table:table-row>
        <table:table-row table:style-name="Table2.1">
          <table:table-cell table:style-name="Table2.A2" office:value-type="string">
            <text:p text:style-name="P86">1D</text:p>
          </table:table-cell>
          <table:covered-table-cell table:style-name="Table2.A2"/>
          <table:table-cell table:style-name="Table2.A2" office:value-type="string">
            <text:p text:style-name="P97">ch B data</text:p>
          </table:table-cell>
          <table:covered-table-cell table:style-name="Table2.A2"/>
          <table:table-cell table:style-name="Table2.A2" office:value-type="string">
            <text:p text:style-name="P103">data</text:p>
          </table:table-cell>
          <table:covered-table-cell table:style-name="Table2.A2"/>
          <table:table-cell table:style-name="Table2.G2" office:value-type="string">
            <text:p text:style-name="P103">data</text:p>
          </table:table-cell>
        </table:table-row>
        <table:table-row table:style-name="Table2.1">
          <table:table-cell table:style-name="Table2.A2" office:value-type="string">
            <text:p text:style-name="P86">1E</text:p>
          </table:table-cell>
          <table:covered-table-cell table:style-name="Table2.A2"/>
          <table:table-cell table:style-name="Table2.A2" office:value-type="string">
            <text:p text:style-name="P98">ch A ctl</text:p>
          </table:table-cell>
          <table:covered-table-cell table:style-name="Table2.A2"/>
          <table:table-cell table:style-name="Table2.A2" office:value-type="string">
            <text:p text:style-name="P19"/>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86">1F</text:p>
          </table:table-cell>
          <table:covered-table-cell table:style-name="Table2.A2"/>
          <table:table-cell table:style-name="Table2.A2" office:value-type="string">
            <text:p text:style-name="P98">ch B ctl</text:p>
          </table:table-cell>
          <table:covered-table-cell table:style-name="Table2.A2"/>
          <table:table-cell table:style-name="Table2.A2" office:value-type="string">
            <text:p text:style-name="P103">vid RAM</text:p>
          </table:table-cell>
          <table:covered-table-cell table:style-name="Table2.A2"/>
          <table:table-cell table:style-name="Table2.G2" office:value-type="string">
            <text:p text:style-name="P103">vid RAM</text:p>
          </table:table-cell>
        </table:table-row>
        <table:table-row table:style-name="Table2.1">
          <table:table-cell table:style-name="Table2.A2" office:value-type="string">
            <text:p text:style-name="P101">20</text:p>
          </table:table-cell>
          <table:table-cell table:style-name="Table2.A2" table:number-rows-spanned="4" office:value-type="string">
            <text:p text:style-name="P101">N/C</text:p>
          </table:table-cell>
          <table:table-cell table:style-name="Table2.A2" office:value-type="string">
            <text:p text:style-name="P19"/>
          </table:table-cell>
          <table:table-cell table:style-name="Table2.A2" table:number-rows-spanned="4" office:value-type="string">
            <text:p text:style-name="P101">N/C</text:p>
          </table:table-cell>
          <table:table-cell table:style-name="Table2.A2" office:value-type="string">
            <text:p text:style-name="P19"/>
          </table:table-cell>
          <table:table-cell table:style-name="Table2.A2" table:number-rows-spanned="4" office:value-type="string">
            <text:p text:style-name="P101">Z80-PIO</text:p>
            <text:p text:style-name="P101">RTC</text:p>
            <text:p text:style-name="P101">Modem</text:p>
          </table:table-cell>
          <table:table-cell table:style-name="Table2.G2" office:value-type="string">
            <text:p text:style-name="P96">ch A data</text:p>
          </table:table-cell>
        </table:table-row>
        <table:table-row table:style-name="Table2.1">
          <table:table-cell table:style-name="Table2.A2" office:value-type="string">
            <text:p text:style-name="P101">21</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9"/>
          </table:table-cell>
          <table:covered-table-cell table:style-name="Table2.A2"/>
          <table:table-cell table:style-name="Table2.G2" office:value-type="string">
            <text:p text:style-name="P97">ch B data</text:p>
          </table:table-cell>
        </table:table-row>
        <table:table-row table:style-name="Table2.1">
          <table:table-cell table:style-name="Table2.A2" office:value-type="string">
            <text:p text:style-name="P101">22</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9"/>
          </table:table-cell>
          <table:covered-table-cell table:style-name="Table2.A2"/>
          <table:table-cell table:style-name="Table2.G2" office:value-type="string">
            <text:p text:style-name="P98">ch A ctl</text:p>
          </table:table-cell>
        </table:table-row>
        <table:table-row table:style-name="Table2.1">
          <table:table-cell table:style-name="Table2.A2" office:value-type="string">
            <text:p text:style-name="P101">23</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9"/>
          </table:table-cell>
          <table:covered-table-cell table:style-name="Table2.A2"/>
          <table:table-cell table:style-name="Table2.G2" office:value-type="string">
            <text:p text:style-name="P98">ch B ctl</text:p>
          </table:table-cell>
        </table:table-row>
        <table:table-row table:style-name="Table2.1">
          <table:table-cell table:style-name="Table2.A2" office:value-type="string">
            <text:p text:style-name="P101">24</text:p>
          </table:table-cell>
          <table:table-cell table:style-name="Table2.A2" table:number-rows-spanned="4" office:value-type="string">
            <text:p text:style-name="P101">N/C</text:p>
          </table:table-cell>
          <table:table-cell table:style-name="Table2.A2" office:value-type="string">
            <text:p text:style-name="P19"/>
          </table:table-cell>
          <table:table-cell table:style-name="Table2.A2" table:number-rows-spanned="4" office:value-type="string">
            <text:p text:style-name="P101">N/C</text:p>
          </table:table-cell>
          <table:table-cell table:style-name="Table2.A2" office:value-type="string">
            <text:p text:style-name="P19"/>
          </table:table-cell>
          <table:table-cell table:style-name="Table2.A2" table:number-rows-spanned="4" office:value-type="string">
            <text:p text:style-name="P101">RTC</text:p>
          </table:table-cell>
          <table:table-cell table:style-name="Table2.G2" office:value-type="string">
            <text:p text:style-name="P103">data</text:p>
          </table:table-cell>
        </table:table-row>
        <table:table-row table:style-name="Table2.1">
          <table:table-cell table:style-name="Table2.A2" office:value-type="string">
            <text:p text:style-name="P101">25</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9"/>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101">26</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9"/>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101">27</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9"/>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104">80</text:p>
          </table:table-cell>
          <table:table-cell table:style-name="Table2.A2" table:number-rows-spanned="8" office:value-type="string">
            <text:p text:style-name="P104">N/C</text:p>
          </table:table-cell>
          <table:table-cell table:style-name="Table2.A2" office:value-type="string">
            <text:p text:style-name="P19"/>
          </table:table-cell>
          <table:table-cell table:style-name="Table2.A2" table:number-rows-spanned="8" office:value-type="string">
            <text:p text:style-name="P104">WD1002-HDO</text:p>
            <text:p text:style-name="P104">Controller</text:p>
          </table:table-cell>
          <table:table-cell table:style-name="Table2.A2" office:value-type="string">
            <text:p text:style-name="P104">data</text:p>
          </table:table-cell>
          <table:table-cell table:style-name="Table2.A2" table:number-rows-spanned="8" office:value-type="string">
            <text:p text:style-name="P104">N/C</text:p>
          </table:table-cell>
          <table:table-cell table:style-name="Table2.G2" office:value-type="string">
            <text:p text:style-name="P19"/>
          </table:table-cell>
        </table:table-row>
        <table:table-row table:style-name="Table2.1">
          <table:table-cell table:style-name="Table2.A2" office:value-type="string">
            <text:p text:style-name="P104">81</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04">error</text:p>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104">82</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04">sec count</text:p>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104">83</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04">sector</text:p>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104">84</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04">cyl low</text:p>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104">85</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04">cyl high</text:p>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104">86</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04">SDH</text:p>
          </table:table-cell>
          <table:covered-table-cell table:style-name="Table2.A2"/>
          <table:table-cell table:style-name="Table2.G2" office:value-type="string">
            <text:p text:style-name="P19"/>
          </table:table-cell>
        </table:table-row>
        <table:table-row table:style-name="Table2.1">
          <table:table-cell table:style-name="Table2.A2" office:value-type="string">
            <text:p text:style-name="P104">87</text:p>
          </table:table-cell>
          <table:covered-table-cell table:style-name="Table2.A2"/>
          <table:table-cell table:style-name="Table2.A2" office:value-type="string">
            <text:p text:style-name="P19"/>
          </table:table-cell>
          <table:covered-table-cell table:style-name="Table2.A2"/>
          <table:table-cell table:style-name="Table2.A2" office:value-type="string">
            <text:p text:style-name="P104">cmd/sts</text:p>
          </table:table-cell>
          <table:covered-table-cell table:style-name="Table2.A2"/>
          <table:table-cell table:style-name="Table2.G2" office:value-type="string">
            <text:p text:style-name="P19"/>
          </table:table-cell>
        </table:table-row>
      </table:table>
      <text:p text:style-name="P64"/>
      <text:p text:style-name="P65"><text:soft-page-break/>When doing chip-select testing, a specific port should be chosen for the least side-effects. For example, reading from most ports has no serious side-effect, <text:span text:style-name="T62">but writing to a port could </text:span><text:span text:style-name="T64">significantly </text:span><text:span text:style-name="T62">alter the system behavior.</text:span></text:p>
      <text:p text:style-name="P65"/>
      <text:h text:style-name="P35" text:outline-level="3"><text:bookmark-start text:name="__RefHeading___Toc25741_4257110712"/>SysPort Usage<text:bookmark-end text:name="__RefHeading___Toc25741_4257110712"/></text:h>
      <text:p text:style-name="P114">Note that the sysport contains the “bank” control on bit 7. It is imperative that this bit never be set to “0” (unless by a special program running in high memory), as that would make the ROM code disappear and the system would crash.</text:p>
      <text:p text:style-name="P113">The general practice with SysPort is to read the current value, modify it, then write the new value. In this environment, there should be no hidden changes to the port and so it is reasonable to just know what the right value is without reading the port.</text:p>
      <text:p text:style-name="P121">The main operations needed on the sysport are to turn on/off the motors and select a drive (or deselect all). While the sysport bit numbers involved with these actions are same for all models, the actual values used are not.</text:p>
      <text:h text:style-name="Heading_20_4" text:outline-level="4"><text:bookmark-start text:name="__RefHeading___Toc25743_4257110712"/>Model */83 SysPort<text:bookmark-end text:name="__RefHeading___Toc25743_4257110712"/></text:h>
      <text:p text:style-name="P110"><text:span text:style-name="T64">T</text:span>he */83 models use a different system port (Z80-PIO) than the others, <text:span text:style-name="T64">and this port must be initialized before it can be used</text:span>. <text:span text:style-name="T64">Do not perform this initialization on a */84 or 10 model, as it will corrupt the CRTC registers. </text:span><text:span text:style-name="T73">The Z80-PIO resets to a state where all data lines are inputs, effectively causing them to float “1”. This places the lines, especially BANK, is the correct state for the system to run until the sysport is configured and enabled. </text:span><text:span text:style-name="T64">The safe way to enable the */83 sysport is:</text:span></text:p>
      <text:p text:style-name="P68"/>
      <text:p text:style-name="P49">: <text:span text:style-name="T6">O 1C </text:span><text:span text:style-name="T10">C0</text:span><text:span text:style-name="T2">(CR)</text:span><text:tab/><text:span text:style-name="T14">(make certain BANK stays on)</text:span></text:p>
      <text:p text:style-name="P49"/>
      <text:p text:style-name="P49">: <text:span text:style-name="T6">O 1D CF </text:span><text:span text:style-name="T8">0</text:span><text:span text:style-name="T6">8</text:span><text:span text:style-name="T2">(CR)</text:span><text:tab/><text:span text:style-name="T14">(init and activate PIO ch A)</text:span></text:p>
      <text:p text:style-name="P49"/>
      <text:p text:style-name="P49">: </text:p>
      <text:p text:style-name="P120">This sequence leaves motor off and no drive selected. <text:span text:style-name="T71">The floppy-related sysport bits </text:span><text:span text:style-name="T26">(expressed as hexadecimal mask) </text:span><text:span text:style-name="T71">are:</text:span></text:p>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85">*/<text:span text:style-name="T27">83</text:span></text:p>
            <text:p text:style-name="P108">(PIO 1CH)</text:p>
          </table:table-cell>
          <table:table-cell table:style-name="Table5.A1" office:value-type="string">
            <text:p text:style-name="P105">Drive A select</text:p>
          </table:table-cell>
          <table:table-cell table:style-name="Table5.A1" office:value-type="string">
            <text:p text:style-name="P105">01</text:p>
          </table:table-cell>
          <table:table-cell table:style-name="Table5.D1" office:value-type="string">
            <text:p text:style-name="P85"><text:span text:style-name="T66">1</text:span><text:span text:style-name="T26">=</text:span>select</text:p>
          </table:table-cell>
        </table:table-row>
        <table:table-row>
          <table:covered-table-cell table:style-name="Table5.A2"/>
          <table:table-cell table:style-name="Table5.A2" office:value-type="string">
            <text:p text:style-name="P105">Drive B select</text:p>
          </table:table-cell>
          <table:table-cell table:style-name="Table5.A2" office:value-type="string">
            <text:p text:style-name="P105">02</text:p>
          </table:table-cell>
          <table:table-cell table:style-name="Table5.D2" office:value-type="string">
            <text:p text:style-name="P85"><text:span text:style-name="T66">1</text:span><text:span text:style-name="T26">=</text:span>select</text:p>
          </table:table-cell>
        </table:table-row>
        <table:table-row>
          <table:covered-table-cell table:style-name="Table5.A2"/>
          <table:table-cell table:style-name="Table5.A2" office:value-type="string">
            <text:p text:style-name="P105">Side select</text:p>
          </table:table-cell>
          <table:table-cell table:style-name="Table5.A2" office:value-type="string">
            <text:p text:style-name="P105">04</text:p>
          </table:table-cell>
          <table:table-cell table:style-name="Table5.D2" office:value-type="string">
            <text:p text:style-name="P105"><text:span text:style-name="T67">1</text:span>=side-<text:span text:style-name="T67">1</text:span></text:p>
          </table:table-cell>
        </table:table-row>
        <table:table-row>
          <table:covered-table-cell table:style-name="Table5.A2"/>
          <table:table-cell table:style-name="Table5.A2" office:value-type="string">
            <text:p text:style-name="P106">DD enable</text:p>
          </table:table-cell>
          <table:table-cell table:style-name="Table5.A2" office:value-type="string">
            <text:p text:style-name="P106">20</text:p>
          </table:table-cell>
          <table:table-cell table:style-name="Table5.D2" office:value-type="string">
            <text:p text:style-name="P106">0=DD</text:p>
          </table:table-cell>
        </table:table-row>
        <table:table-row>
          <table:covered-table-cell table:style-name="Table5.A2"/>
          <table:table-cell table:style-name="Table5.A2" office:value-type="string">
            <text:p text:style-name="P105">Motor control</text:p>
          </table:table-cell>
          <table:table-cell table:style-name="Table5.A2" office:value-type="string">
            <text:p text:style-name="P105">40</text:p>
          </table:table-cell>
          <table:table-cell table:style-name="Table5.D2" office:value-type="string">
            <text:p text:style-name="P105">0=ON</text:p>
          </table:table-cell>
        </table:table-row>
      </table:table>
      <text:p text:style-name="Text_20_body"/>
      <text:h text:style-name="P40" text:outline-level="4"><text:bookmark-start text:name="__RefHeading___Toc25745_4257110712"/><text:soft-page-break/>Models */84 and 10 SysPort<text:bookmark-end text:name="__RefHeading___Toc25745_4257110712"/></text:h>
      <text:p text:style-name="P114">On */84 and 10 models, the sysport RESETs (and powers on) to a special state where all outputs are tri-state and float high (“1”). The first write to sysport will also turn off this state and enable the sysport outputs. So, the first read of sysport (before any write) will return the tri-state values – not the actual state of the bits in the latch. Also note that <text:span text:style-name="T65">the </text:span>parallel printer “ready” bit will never read as the state of the “<text:span text:style-name="T65">A12 CH</text:span>” output. This bit may initially read “0” <text:span text:style-name="T65">or “1”</text:span> depending on whether there is a printer connected, and powered on, <text:span text:style-name="T65">at</text:span> the parallel printer port. <text:span text:style-name="T65">The “A12 CH” output is generally not functional (“don’t care”), unless a special character generator ROM has been install for the CRTC.</text:span></text:p>
      <text:p text:style-name="P110"><text:s/>Here are the <text:span text:style-name="T65">disk-related sysport</text:span> bits (expressed as hexadecimal mask) for the <text:span text:style-name="T71">two</text:span>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5" office:value-type="string">
            <text:p text:style-name="P19"><text:span text:style-name="T28">Kaypro</text:span><text:span text:style-name="T27"> 10</text:span></text:p>
            <text:p text:style-name="P23">(port 14H)</text:p>
          </table:table-cell>
          <table:table-cell table:style-name="Table1.A1" office:value-type="string">
            <text:p text:style-name="P17">Drive A select</text:p>
          </table:table-cell>
          <table:table-cell table:style-name="Table1.A1" office:value-type="string">
            <text:p text:style-name="P17">01</text:p>
          </table:table-cell>
          <table:table-cell table:style-name="Table1.D1" office:value-type="string">
            <text:p text:style-name="P20"><text:span text:style-name="T26">0=</text:span>select</text:p>
          </table:table-cell>
        </table:table-row>
        <table:table-row>
          <table:covered-table-cell table:style-name="Table1.A2"/>
          <table:table-cell table:style-name="Table1.A2" office:value-type="string">
            <text:p text:style-name="P22">WD1002 reset</text:p>
          </table:table-cell>
          <table:table-cell table:style-name="Table1.A2" office:value-type="string">
            <text:p text:style-name="P17">02</text:p>
          </table:table-cell>
          <table:table-cell table:style-name="Table1.D2" office:value-type="string">
            <text:p text:style-name="P22">1=reset</text:p>
          </table:table-cell>
        </table:table-row>
        <table:table-row>
          <table:covered-table-cell table:style-name="Table1.A2"/>
          <table:table-cell table:style-name="Table1.A2" office:value-type="string">
            <text:p text:style-name="P17">Side select</text:p>
          </table:table-cell>
          <table:table-cell table:style-name="Table1.A2" office:value-type="string">
            <text:p text:style-name="P17">04</text:p>
          </table:table-cell>
          <table:table-cell table:style-name="Table1.D2" office:value-type="string">
            <text:p text:style-name="P17">0=side-1</text:p>
          </table:table-cell>
        </table:table-row>
        <table:table-row>
          <table:covered-table-cell table:style-name="Table1.A2"/>
          <table:table-cell table:style-name="Table1.A2" office:value-type="string">
            <text:p text:style-name="P17">Motor control</text:p>
          </table:table-cell>
          <table:table-cell table:style-name="Table1.A2" office:value-type="string">
            <text:p text:style-name="P17">10</text:p>
          </table:table-cell>
          <table:table-cell table:style-name="Table1.D2" office:value-type="string">
            <text:p text:style-name="P17">1=ON</text:p>
          </table:table-cell>
        </table:table-row>
        <table:table-row>
          <table:covered-table-cell table:style-name="Table1.A2"/>
          <table:table-cell table:style-name="Table1.A2" office:value-type="string">
            <text:p text:style-name="P24">DD enable</text:p>
          </table:table-cell>
          <table:table-cell table:style-name="Table1.A2" office:value-type="string">
            <text:p text:style-name="P24">20</text:p>
          </table:table-cell>
          <table:table-cell table:style-name="Table1.D2" office:value-type="string">
            <text:p text:style-name="P24">0=DD</text:p>
          </table:table-cell>
        </table:table-row>
        <table:table-row>
          <table:table-cell table:style-name="Table1.A2" table:number-rows-spanned="5" office:value-type="string">
            <text:p text:style-name="P19">*/<text:span text:style-name="T27">84</text:span></text:p>
            <text:p text:style-name="P23">(port 14H)</text:p>
          </table:table-cell>
          <table:table-cell table:style-name="Table1.A2" office:value-type="string">
            <text:p text:style-name="P17">Drive A select</text:p>
          </table:table-cell>
          <table:table-cell table:style-name="Table1.A2" office:value-type="string">
            <text:p text:style-name="P17">01</text:p>
          </table:table-cell>
          <table:table-cell table:style-name="Table1.D2" office:value-type="string">
            <text:p text:style-name="P20"><text:span text:style-name="T26">0=</text:span>select</text:p>
          </table:table-cell>
        </table:table-row>
        <table:table-row>
          <table:covered-table-cell table:style-name="Table1.A2"/>
          <table:table-cell table:style-name="Table1.A2" office:value-type="string">
            <text:p text:style-name="P17">Drive B select</text:p>
          </table:table-cell>
          <table:table-cell table:style-name="Table1.A2" office:value-type="string">
            <text:p text:style-name="P17">02</text:p>
          </table:table-cell>
          <table:table-cell table:style-name="Table1.D2" office:value-type="string">
            <text:p text:style-name="P20"><text:span text:style-name="T26">0=</text:span>select</text:p>
          </table:table-cell>
        </table:table-row>
        <table:table-row>
          <table:covered-table-cell table:style-name="Table1.A2"/>
          <table:table-cell table:style-name="Table1.A2" office:value-type="string">
            <text:p text:style-name="P17">Side select</text:p>
          </table:table-cell>
          <table:table-cell table:style-name="Table1.A2" office:value-type="string">
            <text:p text:style-name="P17">04</text:p>
          </table:table-cell>
          <table:table-cell table:style-name="Table1.D2" office:value-type="string">
            <text:p text:style-name="P17">0=side-1</text:p>
          </table:table-cell>
        </table:table-row>
        <table:table-row>
          <table:covered-table-cell table:style-name="Table1.A2"/>
          <table:table-cell table:style-name="Table1.A2" office:value-type="string">
            <text:p text:style-name="P17">Motor control</text:p>
          </table:table-cell>
          <table:table-cell table:style-name="Table1.A2" office:value-type="string">
            <text:p text:style-name="P17">10</text:p>
          </table:table-cell>
          <table:table-cell table:style-name="Table1.D2" office:value-type="string">
            <text:p text:style-name="P17">1=ON</text:p>
          </table:table-cell>
        </table:table-row>
        <table:table-row>
          <table:covered-table-cell table:style-name="Table1.A2"/>
          <table:table-cell table:style-name="Table1.A2" office:value-type="string">
            <text:p text:style-name="P24">DD enable</text:p>
          </table:table-cell>
          <table:table-cell table:style-name="Table1.A2" office:value-type="string">
            <text:p text:style-name="P24">20</text:p>
          </table:table-cell>
          <table:table-cell table:style-name="Table1.D2" office:value-type="string">
            <text:p text:style-name="P24">0=DD</text:p>
          </table:table-cell>
        </table:table-row>
      </table:table>
      <text:p text:style-name="P21"/>
      <text:p text:style-name="P18">Note that the <text:span text:style-name="T71">main difference between models 10 and */84 is the re-assignment of Drive B select to WD1002 RESET.</text:span></text:p>
      <text:h text:style-name="P36" text:outline-level="3"><text:bookmark-start text:name="__RefHeading___Toc30092_4257110712"/>Display Issues<text:bookmark-end text:name="__RefHeading___Toc30092_4257110712"/></text:h>
      <text:h text:style-name="Heading_20_4" text:outline-level="4"><text:bookmark-start text:name="__RefHeading___Toc30094_4257110712"/>Model */83 <text:span text:style-name="T84">Display</text:span><text:bookmark-end text:name="__RefHeading___Toc30094_4257110712"/></text:h>
      <text:p text:style-name="P124">The model */83 video display is made using discrete logic (there is no controller chip). The system powers on with video enabled, and should be producing a raster on the CRT immediately. Diagnosing the video circuitry (no raster, or malformed raster) is beyond the scope of this document. If the display does start up correctly, probably the most likely issue would be video RAM and should be noticeable by incorrect characters on the screen. With the monitor ROM installed, the video RAM is not cleared on power-up or RESET and so will contain garbage (or the previous contents). The video RAM may be accessed directly from the monitor, and so various patterns can be written to video RAM and the effects can be viewed on the display. <text:span text:style-name="T82">Typically, the F(ill), S(ubstitute), and M(ove) commands are useful for exploring video RAM, in addition to D(ump) for verifying contents.</text:span></text:p>
      <text:h text:style-name="Heading_20_4" text:outline-level="4"><text:bookmark-start text:name="__RefHeading___Toc30096_4257110712"/><text:soft-page-break/>Model */84 and 10 <text:span text:style-name="T84">Display</text:span><text:bookmark-end text:name="__RefHeading___Toc30096_4257110712"/></text:h>
      <text:p text:style-name="P125">The model */84 and 10 systems use a 6545A-1 CRT Controller chip. This chip powers-up with video disabled, and no raster will be present on the screen until the CRTC is programmed. The video RAM is not directly accessible from the monitor, but will be filled with garbage after power-on.</text:p>
      <text:p text:style-name="P125">The first test is to program the CRTC and see whether the screen lights up with garbage characters.</text:p>
      <text:p text:style-name="P47">: <text:span text:style-name="T6">N CRTC</text:span><text:span text:style-name="T2">(CR)<text:tab/></text:span><text:span text:style-name="T14">(display should light up)</text:span></text:p>
      <text:p text:style-name="P79"/>
      <text:p text:style-name="P79">If the display does not light up after this command, then the CRTC will need to be further tested to determine where the problem might be. The first test is to check if the CRTC “Update” status working correctly. This is used by the Kaypro ROMs to read or write video RAM without disrupting the display. This command checks whether the Update status is seen to toggle through three update cycles:</text:p>
      <text:p text:style-name="P79"/>
      <text:p text:style-name="P47">: <text:span text:style-name="T6">T CRTC</text:span><text:span text:style-name="T2">(CR)</text:span></text:p>
      <text:p text:style-name="P47">Wait... Update Update Update</text:p>
      <text:p text:style-name="P79"/>
      <text:p text:style-name="P79">This command will “hang” if an update does not occur, but may be interrupted by pressing any key. </text:p>
      <text:p text:style-name="P79"/>
      <text:p text:style-name="P79">The next step would be to check that the vertical retrace is occurring, and at the correct rate. This generally confirms that all other timing is correct.</text:p>
      <text:p text:style-name="P79"/>
      <text:p text:style-name="P48">: <text:span text:style-name="T6">T VRT</text:span><text:span text:style-name="T2">(CR)</text:span></text:p>
      <text:p text:style-name="P48">80 001C</text:p>
      <text:p text:style-name="P48">A0 064B</text:p>
      <text:p text:style-name="P48">80 06AF</text:p>
      <text:p text:style-name="P48">A0 0CDE</text:p>
      <text:p text:style-name="P48">80 0D42</text:p>
      <text:p text:style-name="P48">A0 1371</text:p>
      <text:p text:style-name="P48">80 13D5</text:p>
      <text:p text:style-name="P48">A0 1A03</text:p>
      <text:p text:style-name="P48">80 1A68</text:p>
      <text:p text:style-name="P48">A0 2096</text:p>
      <text:p text:style-name="P79"/>
      <text:p text:style-name="P80">This command does not normally run the full cycle (iteration count FFFF), instead stopping after 10 status register changes. If it does reach the FFFF count, it probably indicates a problem in the CRTC. Vertical retrace is in bit 5 (20 hex) of the status register. The above data shows that we see retrace at 064B and 0CDE (among other times). Subtracting those gives <text:span text:style-name="T21">0693 </text:span><text:span text:style-name="T23">hex or</text:span><text:span text:style-name="T21"> </text:span><text:span text:style-name="T22">1683 decimal. </text:span><text:span text:style-name="T23">That</text:span><text:span text:style-name="T22"> computes to approximately 20 mS which </text:span><text:span text:style-name="T23">matches</text:span><text:span text:style-name="T22"> </text:span><text:span text:style-name="T23">the desired</text:span><text:span text:style-name="T22"> 50Hz </text:span><text:span text:style-name="T23">vertical retrace rate</text:span><text:span text:style-name="T22">.</text:span></text:p>
      <text:p text:style-name="P79"/>
      <text:p text:style-name="P81">If all these tests pass and the display is still not working, there may be problems outboard of the CRTC, possibly on the video board. Beware of high voltage.</text:p>
      <text:p text:style-name="P79"/>
      <text:p text:style-name="P82">There is a command that will fill video Ram with a character, and also set the attributes. This can be used to do some testing of the video RAM, but setting certain values and observing whether the display looks correct. The general command syntax is:</text:p>
      <text:p text:style-name="P82"/>
      <text:p text:style-name="P126"><text:soft-page-break/><text:span text:style-name="T4">T </text:span><text:span text:style-name="T5">CRTF</text:span> [<text:span text:style-name="T3">char</text:span> [<text:span text:style-name="T3">attr</text:span>]]</text:p>
      <text:p text:style-name="P127">Where char is the hexadecimal value to put in all character locations and attr is the hexadecimal attributes value to apply to all locations. Attribute bits are: 01=reverse, 02=dim, 04=blink, 08=underline. The defaults are the blank space character and 00 attributes, effectively a clear screen.</text:p>
      <text:h text:style-name="P33" text:outline-level="3"><text:bookmark-start text:name="__RefHeading___Toc4199_4257110712"/>Floppy Issues<text:bookmark-end text:name="__RefHeading___Toc4199_4257110712"/></text:h>
      <text:p text:style-name="P115">If floppy drive select and motor control seem to be working, the next step would be to confirm that the controller chip is functioning at a basic level. <text:span text:style-name="T68">This can be done by performing the FLPY test command, which will issue a FORCE INTERRUPT command to the controller and watch for the expected results.</text:span></text:p>
      <text:p text:style-name="P119">A<text:span text:style-name="T74">t this point, a</text:span>n overview of the WD1793 status register bits is in order. The status registers bits may have one of two possible meanings depending on the command that was last run. <text:span text:style-name="T74">After</text:span> head-movement commands, and force-interrupt, the status register bits are:</text:p>
      <table:table table:name="Table3" table:style-name="Table3">
        <table:table-column table:style-name="Table3.A" table:number-columns-repeated="8"/>
        <table:table-row>
          <table:table-cell table:style-name="Table3.A1" office:value-type="string">
            <text:p text:style-name="P107">7</text:p>
          </table:table-cell>
          <table:table-cell table:style-name="Table3.A1" office:value-type="string">
            <text:p text:style-name="P107">6</text:p>
          </table:table-cell>
          <table:table-cell table:style-name="Table3.A1" office:value-type="string">
            <text:p text:style-name="P107">5</text:p>
          </table:table-cell>
          <table:table-cell table:style-name="Table3.A1" office:value-type="string">
            <text:p text:style-name="P107">4</text:p>
          </table:table-cell>
          <table:table-cell table:style-name="Table3.A1" office:value-type="string">
            <text:p text:style-name="P107">3</text:p>
          </table:table-cell>
          <table:table-cell table:style-name="Table3.A1" office:value-type="string">
            <text:p text:style-name="P107">2</text:p>
          </table:table-cell>
          <table:table-cell table:style-name="Table3.A1" office:value-type="string">
            <text:p text:style-name="P107">1</text:p>
          </table:table-cell>
          <table:table-cell table:style-name="Table3.H1" office:value-type="string">
            <text:p text:style-name="P107">0</text:p>
          </table:table-cell>
        </table:table-row>
        <table:table-row>
          <table:table-cell table:style-name="Table3.A2" office:value-type="string">
            <text:p text:style-name="P107">NRDY</text:p>
          </table:table-cell>
          <table:table-cell table:style-name="Table3.A2" office:value-type="string">
            <text:p text:style-name="P107">WP</text:p>
          </table:table-cell>
          <table:table-cell table:style-name="Table3.A2" office:value-type="string">
            <text:p text:style-name="P107">HLD</text:p>
          </table:table-cell>
          <table:table-cell table:style-name="Table3.A2" office:value-type="string">
            <text:p text:style-name="P107">SEEK ERR</text:p>
          </table:table-cell>
          <table:table-cell table:style-name="Table3.A2" office:value-type="string">
            <text:p text:style-name="P107">CRC ERR</text:p>
          </table:table-cell>
          <table:table-cell table:style-name="Table3.A2" office:value-type="string">
            <text:p text:style-name="P107">TRK00</text:p>
          </table:table-cell>
          <table:table-cell table:style-name="Table3.A2" office:value-type="string">
            <text:p text:style-name="P107">INDEX</text:p>
          </table:table-cell>
          <table:table-cell table:style-name="Table3.H2" office:value-type="string">
            <text:p text:style-name="P107">BUSY</text:p>
          </table:table-cell>
        </table:table-row>
      </table:table>
      <text:p text:style-name="Text_20_body"/>
      <text:p text:style-name="P119">For read/write commands, the status register bits are:</text:p>
      <table:table table:name="Table4" table:style-name="Table4">
        <table:table-column table:style-name="Table4.A" table:number-columns-repeated="8"/>
        <table:table-row table:style-name="Table4.1">
          <table:table-cell table:style-name="Table4.A1" office:value-type="string">
            <text:p text:style-name="P107">7</text:p>
          </table:table-cell>
          <table:table-cell table:style-name="Table4.A1" office:value-type="string">
            <text:p text:style-name="P107">6</text:p>
          </table:table-cell>
          <table:table-cell table:style-name="Table4.A1" office:value-type="string">
            <text:p text:style-name="P107">5</text:p>
          </table:table-cell>
          <table:table-cell table:style-name="Table4.A1" office:value-type="string">
            <text:p text:style-name="P107">4</text:p>
          </table:table-cell>
          <table:table-cell table:style-name="Table4.A1" office:value-type="string">
            <text:p text:style-name="P107">3</text:p>
          </table:table-cell>
          <table:table-cell table:style-name="Table4.A1" office:value-type="string">
            <text:p text:style-name="P107">2</text:p>
          </table:table-cell>
          <table:table-cell table:style-name="Table4.A1" office:value-type="string">
            <text:p text:style-name="P107">1</text:p>
          </table:table-cell>
          <table:table-cell table:style-name="Table4.H1" office:value-type="string">
            <text:p text:style-name="P107">0</text:p>
          </table:table-cell>
        </table:table-row>
        <table:table-row table:style-name="Table4.1">
          <table:table-cell table:style-name="Table4.A2" office:value-type="string">
            <text:p text:style-name="P107">NRDY</text:p>
          </table:table-cell>
          <table:table-cell table:style-name="Table4.A2" office:value-type="string">
            <text:p text:style-name="P107">WP</text:p>
          </table:table-cell>
          <table:table-cell table:style-name="Table4.A2" office:value-type="string">
            <text:p text:style-name="P107">FAULT*</text:p>
          </table:table-cell>
          <table:table-cell table:style-name="Table4.A2" office:value-type="string">
            <text:p text:style-name="P107">RNF</text:p>
          </table:table-cell>
          <table:table-cell table:style-name="Table4.A2" office:value-type="string">
            <text:p text:style-name="P107">CRC ERR</text:p>
          </table:table-cell>
          <table:table-cell table:style-name="Table4.A2" office:value-type="string">
            <text:p text:style-name="P107">LOST DAT</text:p>
          </table:table-cell>
          <table:table-cell table:style-name="Table4.A2" office:value-type="string">
            <text:p text:style-name="P107">DRQ</text:p>
          </table:table-cell>
          <table:table-cell table:style-name="Table4.H2" office:value-type="string">
            <text:p text:style-name="P107">BUSY</text:p>
          </table:table-cell>
        </table:table-row>
      </table:table>
      <text:p text:style-name="P69"/>
      <text:p text:style-name="P119">Note that the Kaypro hard-wires the READY and HLD signals, so NRDY should always be “0”.</text:p>
      <text:p text:style-name="P119">Here are the expected results of running the FLPY command when no drive is selected:</text:p>
      <text:p text:style-name="P116"><text:span text:style-name="T69">: </text:span><text:span text:style-name="T70">T FLPY</text:span><text:span text:style-name="T46">(CR)</text:span></text:p>
      <text:p text:style-name="P117">01 0002</text:p>
      <text:p text:style-name="P117">00 0003</text:p>
      <text:p text:style-name="P117">00 FFFF</text:p>
      <text:p text:style-name="Standard"/>
      <text:p text:style-name="P118">The expected results, above, show that the BUSY bit went on briefly in response to the command, and then stayed off. The key result is that the BUSY bit is still off when the iteration count FFFF is reached.</text:p>
      <text:p text:style-name="P111"><text:span text:style-name="T74">If this controller is handling the FORCE INTERRUPT command correctly, there may some issue with signals from the drives reach</text:span><text:span text:style-name="T81">ing</text:span><text:span text:style-name="T74">, and passing through, the controller</text:span>. <text:span text:style-name="T74">The first of these is the TRK00 signal, which indicates that the select</text:span><text:span text:style-name="T81">ed</text:span><text:span text:style-name="T74"> drive’s heads are on track 0. This will require that a drive be selected, but no diskette need be in the drive (the head protectors </text:span><text:span text:style-name="T81">should</text:span><text:span text:style-name="T74"> be removed, though). </text:span><text:span text:style-name="T75">The test involves performing a RESTORE command and confirming that the TRK00 signal shows up in the status register, </text:span><text:span text:style-name="T81">then stepping in and confirming that TRK00 goes off, then RESTORE again and confirming TRK00 is back on</text:span><text:span text:style-name="T75">:</text:span></text:p>
      <text:p text:style-name="P44"><text:soft-page-break/>: <text:span text:style-name="T6">O 1</text:span><text:span text:style-name="T7">0</text:span><text:span text:style-name="T6"> </text:span><text:span text:style-name="T7">03</text:span><text:span text:style-name="T2">(CR)<text:tab/></text:span><text:span text:style-name="T14">(</text:span><text:span text:style-name="T16">RESTORE - make sure drive is at track 0</text:span><text:span text:style-name="T14">)</text:span></text:p>
      <text:p text:style-name="P44"/>
      <text:p text:style-name="P44">: <text:span text:style-name="T76">I 10</text:span><text:span text:style-name="T2">(CR)<text:tab/><text:tab/></text:span></text:p>
      <text:p text:style-name="P44"><text:span text:style-name="T76">Input 10 = 46<text:tab/></text:span><text:span text:style-name="T18">(confirm TRK00 bit (04) is on)</text:span></text:p>
      <text:p text:style-name="P44"/>
      <text:p text:style-name="P44">: <text:span text:style-name="T6">T FLPY </text:span><text:span text:style-name="T11">5</text:span><text:span text:style-name="T6">3</text:span><text:span text:style-name="T2">(CR)<text:tab/></text:span><text:span text:style-name="T14">(send </text:span><text:span text:style-name="T19">STEP IN</text:span><text:span text:style-name="T14"> command)</text:span></text:p>
      <text:p text:style-name="P44">4<text:span text:style-name="T76">7</text:span> 0002<text:tab/><text:tab/><text:span text:style-name="T14">(BUSY on, TRK00 on)</text:span></text:p>
      <text:p text:style-name="P44">4<text:span text:style-name="T76">3</text:span> 00A4<text:tab/><text:tab/><text:span text:style-name="T14">(TRK00 goes off </text:span><text:span text:style-name="T18">as head steps away</text:span><text:span text:style-name="T14">)</text:span></text:p>
      <text:p text:style-name="P44">4<text:span text:style-name="T76">2</text:span> <text:span text:style-name="T77">09A8</text:span><text:tab/><text:tab/><text:span text:style-name="T14">(command done)</text:span></text:p>
      <text:p text:style-name="P46">42 FFFF</text:p>
      <text:p text:style-name="P44"/>
      <text:p text:style-name="P44">: <text:span text:style-name="T6">T FLPY 03</text:span><text:span text:style-name="T2">(CR)<text:tab/></text:span><text:span text:style-name="T14">(send RESTORE command)</text:span></text:p>
      <text:p text:style-name="P44">4<text:span text:style-name="T76">3</text:span> 0002<text:tab/><text:tab/><text:span text:style-name="T14">(BUSY on)</text:span></text:p>
      <text:p text:style-name="P44">4<text:span text:style-name="T76">7</text:span> 28C4<text:tab/><text:tab/><text:span text:style-name="T14">(TRK00 on)</text:span></text:p>
      <text:p text:style-name="P76"><text:span text:style-name="T44">4</text:span><text:span text:style-name="T45">6</text:span><text:span text:style-name="T44"> 30FD<text:tab/><text:tab/></text:span><text:span text:style-name="T20">(command done)</text:span></text:p>
      <text:p text:style-name="P46">4<text:span text:style-name="T77">6</text:span> FFFF</text:p>
      <text:p text:style-name="P50"><text:span text:style-name="T13"/></text:p>
      <text:p text:style-name="P51"><text:span text:style-name="T13">Note that the INDEX signal (02) and WP (40) are always on in this case, because there is no diskette in the drive and the sensors are not obstructed.</text:span></text:p>
      <text:p text:style-name="P73"/>
      <text:p text:style-name="P74">If the TRK00 signal is not working correctly, it will be necessary to trace that signal to the WD1793 pin <text:s/>34 from the drive (pin 26 on the drive connector)</text:p>
      <text:p text:style-name="P74"/>
      <text:p text:style-name="P74">The next check is for the INDEX signal from a spinning diskette. The Kaypro boot ROMs check this signal before deciding to boot. Insert a diskette into the drive and close the door. The diskette need not be formatted.</text:p>
      <text:p text:style-name="P74"/>
      <text:p text:style-name="P74">The following command watches the status register and records any changes, which should only involve the INDEX signal.</text:p>
      <text:p text:style-name="P74"/>
      <text:p text:style-name="P63">: T FLPY<text:span text:style-name="T47">(CR)<text:tab/></text:span><text:span text:style-name="T14">(issue default command, FORCE INTR)</text:span></text:p>
      <text:p text:style-name="P63">05 0002<text:tab/><text:tab/><text:span text:style-name="T14">(BUSY on for command)</text:span></text:p>
      <text:p text:style-name="P63">04 0003<text:tab/><text:tab/><text:span text:style-name="T14">(BUSY off)</text:span></text:p>
      <text:p text:style-name="P63">06 1441<text:tab/><text:tab/><text:span text:style-name="T14">(INDEX (02) on)</text:span></text:p>
      <text:p text:style-name="P63">04 159D<text:tab/><text:tab/><text:span text:style-name="T14">(INDEX off)</text:span></text:p>
      <text:p text:style-name="P63">06 5572<text:tab/><text:tab/><text:span text:style-name="T14">(INDEX on)</text:span></text:p>
      <text:p text:style-name="P63">04 56CE</text:p>
      <text:p text:style-name="P63">06 96A3</text:p>
      <text:p text:style-name="P63">04 97FF</text:p>
      <text:p text:style-name="P63">06 D7D4</text:p>
      <text:p text:style-name="P63">04 D930</text:p>
      <text:p text:style-name="P63">04 FFFF</text:p>
      <text:p text:style-name="P74"/>
      <text:p text:style-name="P112"><text:span text:style-name="T58">If the output shows the INDEX signal working, a further test is to measure the time between INDEX pulses. In this case, we see INDEX start at 1441 and 5572. We subtract those to get 4131 hex, or 16689 decimal. This computes out to 200.268 mS (4MHz Z80), which is plenty close enough to 5 RPM.</text:span></text:p>
      <text:p text:style-name="P122"><text:soft-page-break/><text:span text:style-name="T13">The next step is to try and read the boot sector off the diskette. With the heads at track 0, set the side and double-density bits correctly (typically double-density, always side 0). This diskette must be bootable in order to see a valid boot sector, and (of course) must be formatted at the very least.</text:span></text:p>
      <text:p text:style-name="P122">For drive A on a model */8<text:span text:style-name="T78">4</text:span> or 10, the sysport value would be <text:span text:style-name="T79">D</text:span><text:span text:style-name="T78">E. For drive A on model */83, the sysport value would be 81.</text:span></text:p>
      <text:p text:style-name="P123">The following commands read and dump the boot sector. The exact contents of this sector will vary between CP/M versions, but should look similar.</text:p>
      <text:p text:style-name="P60">: <text:span text:style-name="T6">T FDRD 00</text:span><text:span text:style-name="T47">(CR)<text:tab/></text:span><text:span text:style-name="T55">(perform READ of sector 0)</text:span></text:p>
      <text:p text:style-name="P59">00<text:tab/><text:tab/><text:tab/><text:span text:style-name="T55">(no error detected)</text:span></text:p>
      <text:p text:style-name="P60">: <text:span text:style-name="T6">D8000 8</text:span><text:span text:style-name="T12">1</text:span><text:span text:style-name="T6">FF</text:span><text:span text:style-name="T47">(CR)<text:tab/></text:span><text:span text:style-name="T55">(dump sector buffer)</text:span></text:p>
      <text:p text:style-name="P59">8000 18 FE 00 E4 00 FA 30 00 00 00 00 00 00 00 00 00 <text:s text:c="2"/>......0.........</text:p>
      <text:p text:style-name="P59">8010 00 00 00 00 00 00 00 00 00 00 00 00 00 00 00 00 <text:s text:c="2"/>................</text:p>
      <text:p text:style-name="P59">8020 00 00 00 00 00 00 00 00 00 00 00 00 00 00 00 00 <text:s text:c="2"/>................</text:p>
      <text:p text:style-name="P59">8030 00 00 00 00 00 00 00 00 00 00 00 00 00 00 00 00 <text:s text:c="2"/>................</text:p>
      <text:p text:style-name="P59">8040 00 00 00 00 00 00 00 00 00 00 00 00 00 00 00 00 <text:s text:c="2"/>................</text:p>
      <text:p text:style-name="P59">8050 00 00 00 00 00 00 00 00 00 00 00 00 00 00 00 00 <text:s text:c="2"/>................</text:p>
      <text:p text:style-name="P59">8060 00 00 00 00 00 00 00 00 00 00 00 00 00 00 00 00 <text:s text:c="2"/>................</text:p>
      <text:p text:style-name="P59">8070 00 00 00 00 00 00 00 00 00 00 00 00 00 00 00 00 <text:s text:c="2"/>................</text:p>
      <text:p text:style-name="P59">8080 C3 5C E7 C3 58 E7 7F 01 44 00 20 20 20 20 20 20 <text:s text:c="2"/>.\..X...D. <text:s text:c="5"/></text:p>
      <text:p text:style-name="P59">8090 20 20 20 20 20 20 20 20 43 4F 50 59 52 49 47 48 <text:s text:c="10"/>COPYRIGH</text:p>
      <text:p text:style-name="P59">80A0 54 20 28 43 29 20 31 39 37 39 2C 20 44 49 47 49 <text:s text:c="2"/>T (C) 1979, DIGI</text:p>
      <text:p text:style-name="P59">80B0 54 41 4C 20 52 45 53 45 41 52 43 48 20 20 00 00 <text:s text:c="2"/>TAL RESEARCH <text:s/>..</text:p>
      <text:p text:style-name="P59">80C0 00 00 00 00 00 00 00 00 00 00 00 00 00 00 00 00 <text:s text:c="2"/>................</text:p>
      <text:p text:style-name="P59">80D0 00 00 00 00 00 00 00 00 00 00 00 00 00 00 00 00 <text:s text:c="2"/>................</text:p>
      <text:p text:style-name="P59">80E0 00 00 00 00 00 00 00 00 00 00 00 00 00 00 00 00 <text:s text:c="2"/>................</text:p>
      <text:p text:style-name="P59">80F0 00 00 00 00 00 00 00 00 00 00 00 00 00 00 00 00 <text:s text:c="2"/>................</text:p>
      <text:p text:style-name="P59">8100 00 00 00 00 00 00 00 00 08 E4 00 00 5F 0E 02 C3 <text:s text:c="2"/>............_...</text:p>
      <text:p text:style-name="P59">8110 05 00 C5 CD 8C E4 C1 C9 3E 0D CD 92 E4 3E 0A C3 <text:s text:c="2"/>........&gt;....&gt;..</text:p>
      <text:p text:style-name="P59">8120 92 E4 3E 20 C3 92 E4 C5 CD 98 E4 E1 7E B7 C8 23 <text:s text:c="2"/>..&gt; ........~..#</text:p>
      <text:p text:style-name="P59">8130 E5 CD 8C E4 E1 C3 AC E4 0E 0D C3 05 00 5F 0E 0E <text:s text:c="2"/>............._..</text:p>
      <text:p text:style-name="P59">8140 C3 05 00 CD 05 00 32 EE EB 3C C9 0E 0F C3 C3 E4 <text:s text:c="2"/>......2..&lt;......</text:p>
      <text:p text:style-name="P59">8150 AF 32 ED EB 11 CD EB C3 CB E4 0E 10 C3 C3 E4 0E <text:s text:c="2"/>.2..............</text:p>
      <text:p text:style-name="P59">8160 11 C3 C3 E4 0E 12 C3 C3 E4 11 CD EB C3 DF E4 0E <text:s text:c="2"/>................</text:p>
      <text:p text:style-name="P59">8170 13 C3 05 00 CD 05 00 B7 C9 0E 14 C3 F4 E4 11 CD <text:s text:c="2"/>................</text:p>
      <text:p text:style-name="P59">8180 EB C3 F9 E4 0E 15 C3 F4 E4 0E 16 C3 C3 E4 0E 17 <text:s text:c="2"/>................</text:p>
      <text:p text:style-name="P59">8190 C3 05 00 1E FF 0E 20 C3 05 00 CD 13 E5 87 87 87 <text:s text:c="2"/>...... .........</text:p>
      <text:p text:style-name="P59">81A0 87 21 EF EB B6 32 04 00 C9 3A EF EB 32 04 00 C9 <text:s text:c="2"/>.!...2...:..2...</text:p>
      <text:p text:style-name="P59">81B0 FE 61 D8 FE 7B D0 E6 5F C9 3A AB EB B7 CA 96 E5 <text:s text:c="2"/>.a..{.._.:......</text:p>
      <text:p text:style-name="P59">81C0 3A EF EB B7 3E 00 C4 BD E4 11 AC EB CD CB E4 CA <text:s text:c="2"/>:...&gt;...........</text:p>
      <text:p text:style-name="P59">81D0 96 E5 3A BB EB 3D 32 CC EB 11 AC EB CD F9 E4 C2 <text:s text:c="2"/>..:..=2.........</text:p>
      <text:p text:style-name="P59">81E0 96 E5 11 07 E4 21 80 00 06 80 CD 42 E8 21 BA EB <text:s text:c="2"/>.....!.....B.!..</text:p>
      <text:p text:style-name="P59">81F0 36 00 23 35 11 AC EB CD DA E4 CA 96 E5 3A EF EB <text:s text:c="2"/>6.#5.........:..</text:p>
      <text:p text:style-name="Standard"/>
      <text:p text:style-name="Standard">If no problem has been found, <text:span text:style-name="T78">one last thing to check here is that side 1 is also readable (and returns different data). Here we will read the first directory sector of the drive. This requires changing the sysport value to select side 1. For model */84 and 10, the value should be </text:span><text:span text:style-name="T79">D</text:span><text:span text:style-name="T78">A. For */83, it should be 85. The sector number also changes to 0A.</text:span></text:p>
      <text:p text:style-name="Standard"/>
      <text:p text:style-name="P61"><text:soft-page-break/>: <text:span text:style-name="T6">T FDRD 0A</text:span><text:span text:style-name="T47">(CR)</text:span></text:p>
      <text:p text:style-name="P59">00</text:p>
      <text:p text:style-name="P61">: <text:span text:style-name="T6">D8000 81FF</text:span><text:span text:style-name="T47">(CR)</text:span></text:p>
      <text:p text:style-name="P59">8000 00 4D 4F 56 43 50 4D 20 20 43 4F 4D 00 00 00 4C <text:s text:c="2"/>.MOVCPM <text:s/>COM...L</text:p>
      <text:p text:style-name="P59">8010 02 03 04 05 06 00 00 00 00 00 00 00 00 00 00 00 <text:s text:c="2"/>................</text:p>
      <text:p text:style-name="P59">8020 00 50 49 50 20 20 20 20 20 43 4F 4D 00 00 00 3A <text:s text:c="2"/>.PIP <text:s text:c="4"/>COM...:</text:p>
      <text:p text:style-name="P59">8030 07 08 09 0A 00 00 00 00 00 00 00 00 00 00 00 00 <text:s text:c="2"/>................</text:p>
      <text:p text:style-name="P59">8040 00 53 55 42 4D 49 54 20 20 43 4F 4D 00 00 00 0A <text:s text:c="2"/>.SUBMIT <text:s/>COM....</text:p>
      <text:p text:style-name="P59">8050 0B 00 00 00 00 00 00 00 00 00 00 00 00 00 00 00 <text:s text:c="2"/>................</text:p>
      <text:p text:style-name="P59">8060 00 58 53 55 42 20 20 20 20 43 4F 4D 00 00 00 06 <text:s text:c="2"/>.XSUB <text:s text:c="3"/>COM....</text:p>
      <text:p text:style-name="P59">8070 0C 00 00 00 00 00 00 00 00 00 00 00 00 00 00 00 <text:s text:c="2"/>................</text:p>
      <text:p text:style-name="P59">8080 00 45 44 20 20 20 20 20 20 43 4F 4D 00 00 00 34 <text:s text:c="2"/>.ED <text:s text:c="5"/>COM...4</text:p>
      <text:p text:style-name="P59">8090 0D 0E 0F 10 00 00 00 00 00 00 00 00 00 00 00 00 <text:s text:c="2"/>................</text:p>
      <text:p text:style-name="P59">80A0 00 41 53 4D 20 20 20 20 20 43 4F 4D 00 00 00 40 <text:s text:c="2"/>.ASM <text:s text:c="4"/>COM...@</text:p>
      <text:p text:style-name="P59">80B0 11 12 13 14 00 00 00 00 00 00 00 00 00 00 00 00 <text:s text:c="2"/>................</text:p>
      <text:p text:style-name="P59">80C0 00 44 44 54 20 20 20 20 20 43 4F 4D 00 00 00 26 <text:s text:c="2"/>.DDT <text:s text:c="4"/>COM...&amp;</text:p>
      <text:p text:style-name="P59">80D0 15 16 17 00 00 00 00 00 00 00 00 00 00 00 00 00 <text:s text:c="2"/>................</text:p>
      <text:p text:style-name="P59">80E0 00 53 54 41 54 20 20 20 20 43 4F 4D 00 00 00 29 <text:s text:c="2"/>.STAT <text:s text:c="3"/>COM...)</text:p>
      <text:p text:style-name="P59">80F0 18 19 1A 00 00 00 00 00 00 00 00 00 00 00 00 00 <text:s text:c="2"/>................</text:p>
      <text:p text:style-name="P59">8100 00 53 59 53 47 45 4E 20 20 43 4F 4D 00 00 00 08 <text:s text:c="2"/>.SYSGEN <text:s/>COM....</text:p>
      <text:p text:style-name="P59">8110 1B 00 00 00 00 00 00 00 00 00 00 00 00 00 00 00 <text:s text:c="2"/>................</text:p>
      <text:p text:style-name="P59">8120 00 44 55 4D 50 20 20 20 20 41 53 4D 00 00 00 21 <text:s text:c="2"/>.DUMP <text:s text:c="3"/>ASM...!</text:p>
      <text:p text:style-name="P59">8130 1C 1D 1E 00 00 00 00 00 00 00 00 00 00 00 00 00 <text:s text:c="2"/>................</text:p>
      <text:p text:style-name="P59">8140 00 43 4F 50 59 20 20 20 20 43 4F 4D 00 00 00 3C <text:s text:c="2"/>.COPY <text:s text:c="3"/>COM...&lt;</text:p>
      <text:p text:style-name="P59">8150 1F 20 21 22 00 00 00 00 00 00 00 00 00 00 00 00 <text:s text:c="2"/>. !"............</text:p>
      <text:p text:style-name="P59">8160 00 53 53 43 4F 50 59 20 20 43 4F 4D 00 00 00 3C <text:s text:c="2"/>.SSCOPY <text:s/>COM...&lt;</text:p>
      <text:p text:style-name="P59">8170 23 24 25 26 00 00 00 00 00 00 00 00 00 00 00 00 <text:s text:c="2"/>#$%&amp;............</text:p>
      <text:p text:style-name="P59">8180 00 54 45 52 4D 20 20 20 20 43 4F 4D 00 00 00 06 <text:s text:c="2"/>.TERM <text:s text:c="3"/>COM....</text:p>
      <text:p text:style-name="P59">8190 27 00 00 00 00 00 00 00 00 00 00 00 00 00 00 00 <text:s text:c="2"/>'...............</text:p>
      <text:p text:style-name="P59">81A0 00 53 42 41 53 49 43 20 20 43 4F 4D 01 00 00 4C <text:s text:c="2"/>.SBASIC <text:s/>COM...L</text:p>
      <text:p text:style-name="P59">81B0 28 29 2A 2B 2C 2D 2E 2F 30 31 32 33 34 00 00 00 <text:s text:c="2"/>()*+,-./01234...</text:p>
      <text:p text:style-name="P59">81C0 00 4F 56 45 52 4C 41 59 42 43 4F 4D 00 00 00 36 <text:s text:c="2"/>.OVERLAYBCOM...6</text:p>
      <text:p text:style-name="P59">81D0 35 36 37 38 00 00 00 00 00 00 00 00 00 00 00 00 <text:s text:c="2"/>5678............</text:p>
      <text:p text:style-name="P59">81E0 00 42 41 53 49 43 4C 49 42 52 45 4C 01 00 00 80 <text:s text:c="2"/>.BASICLIBREL....</text:p>
      <text:p text:style-name="P59">81F0 39 3A 3B 3C 3D 3E 3F 40 41 42 43 44 45 46 47 48 <text:s text:c="2"/>9:;&lt;=&gt;?@ABCDEFGH</text:p>
      <text:p text:style-name="Standard"/>
      <text:p text:style-name="P77">The exact data returned will depend on the contents of the directory, and may not contain any file names at all if the diskette is empty. But, the data should be different than the boot sector. <text:span text:style-name="T80">Since sectors are numbered differently between side 0 and side 1, it should not be possible to read the wrong side (e.g. if the side-select signal were broken or shorted). The error from the FDRD command in that case would normally be 10 (record not found).</text:span></text:p>
      <text:p text:style-name="P77"/>
      <text:p text:style-name="P78">Failure to read media could be caused by many things, but perhaps the most common is a failure of the WD9216 data separator. If a drive is selected, motor on, and diskette inserted there should be a continuous stream of read data transmitted. It should be possible to probe along the read data path with an oscilloscope and perhaps determine where things are going wrong. A signal integrity problem may be more difficult to track down.</text:p>
      <text:p text:style-name="P77"/>
      <text:p text:style-name="P77">********** <text:span text:style-name="T83">END OF CURRENT DOCUMENT **********</text:span></text:p>
      <text:h text:style-name="P32" text:outline-level="3"><text:bookmark-start text:name="__RefHeading___Toc14737_4257110712"/><text:soft-page-break/>Harddisk Issues<text:bookmark-end text:name="__RefHeading___Toc14737_4257110712"/></text:h>
      <text:p text:style-name="P25">Similar to the FDC tests, the output is a list of changes observed in the status register, along with the time reference (iterations) where change occurred. <text:span text:style-name="T31">This </text:span><text:span text:style-name="T37">is </text:span><text:span text:style-name="T31">followed by the (final) contents of the error register.</text:span> The initialization command (“N HDD”) performs the RESET function and then captures status register changes. The test command (“T HDD [<text:span text:style-name="T1">cmd</text:span> [<text:span text:style-name="T1">limit</text:span>]]” issues the command (default is Self Test) and captures status register changes.</text:p>
      <text:p text:style-name="P26">Note that <text:span text:style-name="T37">this interface to</text:span> the HDD does not differentiate between the A: and B: <text:span text:style-name="T37">logical </text:span>drives, it accesses the disk as one large image. Depending on the ROM version <text:span text:style-name="T37">used to setup the system</text:span>, the locations of the directories change. <text:span text:style-name="T32">The primary boot sector is always at head 0, cylinder 0, sector 0.</text:span></text:p>
      <text:p text:style-name="P26">The standard SDH (register/port 86H) value used by Kaypro is 101001hhhB, where “hhh” are the head select bits (e.g. A8H for head 0). The disk on Kaypro is always unit 1 (not 0).</text:p>
      <text:p text:style-name="P27">The harddisk used by Kaypro has 306 cylinders, 4 heads, and 17 sectors per track, 512B sectors. Cylinder 305 is not used for data, as that is where the heads are parked when shutting down the system. <text:s text:c="3"/>Logical drive A: uses heads 0 and 1, logical drive B: uses heads 2 and 3. The logical order of tracks on drive A: is <text:span text:style-name="T34">C0H0, C0H1, C1H0, … and similarly for B:. The boot image is contained in C0H0.</text:span></text:p>
      <text:p text:style-name="P28">With the 81-302 ROM, the CP/M directory for drive A: is in C2H0, C3H1, C4H0, C5H1 with the interleaving tracks serving <text:span text:style-name="T35">a</text:span>s a mirror image of the directory (for possible recovery purposes). Similarly, drive B: directory is C2H2, <text:span text:style-name="T35">C3H3, C4H2, C5H3. The data blocks of drive A: start at C6H0 and B: at C6H2. There is no mirroring of data blocks. The boot area is mirrored to C0H1.</text:span></text:p>
      <text:p text:style-name="P109">With the 81-478 ROM, the CP/M directory for A: is in C7H0, C7H1, C8H0, C8H1 and for B: is in C7H2, C7H3, C8H2, C8H3. The directories <text:span text:style-name="T36">(</text:span>and boot area?<text:span text:style-name="T36">)</text:span> are not mirrored. There are spare tracks reserved between the boot area and the directories. The spares table <text:span text:style-name="T36">(C0H0S16) </text:span>also contains partitioning information.</text:p>
      <text:h text:style-name="P39" text:outline-level="4"><text:bookmark-start text:name="__RefHeading___Toc16312_4257110712"/>HDD Testing<text:bookmark-end text:name="__RefHeading___Toc16312_4257110712"/></text:h>
      <text:p text:style-name="P41">Here is an example of the commands needed to test reading of the first boot sector. This example is taken from a run on the Kaypro simulator, so the timings of the commands is not what would be seen on real hardware. <text:span text:style-name="T33">This example is for a disk SYSGEN’ed with CP/M 2.2u (ROM 81-478).</text:span></text:p>
      <text:p text:style-name="P41"/>
      <text:p text:style-name="P45">: <text:span text:style-name="T6">N HDD</text:span><text:span text:style-name="T2">(CR)<text:tab/><text:tab/></text:span><text:span text:style-name="T14">(reset WD1002)</text:span></text:p>
      <text:p text:style-name="P45">D0 0000</text:p>
      <text:p text:style-name="P45">50 0003</text:p>
      <text:p text:style-name="P45">01<text:tab/><text:tab/><text:tab/><text:span text:style-name="T14">(normal error, Kaypro WD1002 has no floppy controller)</text:span></text:p>
      <text:p text:style-name="P45">: <text:span text:style-name="T6">O 86 A8</text:span><text:span text:style-name="T2">(CR)<text:tab/></text:span><text:span text:style-name="T17">(set SDH value for head 0)</text:span></text:p>
      <text:p text:style-name="P45"/>
      <text:p text:style-name="P45">: <text:span text:style-name="T6">O 82 01</text:span><text:span text:style-name="T2">(CR)<text:tab/></text:span><text:span text:style-name="T17">(set sector count 1)</text:span></text:p>
      <text:p text:style-name="P45"/>
      <text:p text:style-name="P45">: <text:span text:style-name="T6">O 83 00</text:span><text:span text:style-name="T2">(CR)<text:tab/></text:span><text:span text:style-name="T17">(set sector 0)</text:span></text:p>
      <text:p text:style-name="P45"/>
      <text:p text:style-name="P45"><text:soft-page-break/>: <text:span text:style-name="T6">O 84 00</text:span><text:span text:style-name="T2">(CR)<text:tab/></text:span><text:span text:style-name="T17">(set cylinder low 0)</text:span></text:p>
      <text:p text:style-name="P45"/>
      <text:p text:style-name="P45">: <text:span text:style-name="T6">O 85 00</text:span><text:span text:style-name="T2">(CR)<text:tab/></text:span><text:span text:style-name="T17">(set cylinder high 0)</text:span></text:p>
      <text:p text:style-name="P45"/>
      <text:p text:style-name="P45">: <text:span text:style-name="T6">T HDD 20</text:span><text:span text:style-name="T2">(CR)<text:tab/></text:span><text:span text:style-name="T17">(issue READ command)</text:span></text:p>
      <text:p text:style-name="P45">58 0000<text:tab/><text:tab/><text:span text:style-name="T17">(status bit 08 is DRQ)</text:span></text:p>
      <text:p text:style-name="P45">00</text:p>
      <text:p text:style-name="P45">: <text:span text:style-name="T6">T HDRD</text:span><text:span text:style-name="T2">(CR)<text:tab/></text:span><text:span text:style-name="T17">(load WD1002 data buffer into 8000H)</text:span></text:p>
      <text:p text:style-name="P45">8200</text:p>
      <text:p text:style-name="P45">: <text:span text:style-name="T6">D 8000 81FF</text:span><text:span text:style-name="T2">(CR)<text:tab/></text:span><text:span text:style-name="T17">(dump buffer, CP/M 2.2u boot sector)</text:span></text:p>
      <text:p text:style-name="P45">8000 18 FE 00 D8 00 EE 37 00 00 00 00 00 00 00 00 00 <text:s text:c="2"/>......7.........</text:p>
      <text:p text:style-name="P45">8010 00 00 00 00 00 00 00 00 00 00 00 00 00 00 00 00 <text:s text:c="2"/>................</text:p>
      <text:p text:style-name="P45">8020 00 00 00 00 00 00 00 00 00 00 00 00 00 00 00 00 <text:s text:c="2"/>................</text:p>
      <text:p text:style-name="P45">8030 00 00 00 00 00 00 00 00 00 00 00 00 00 00 00 00 <text:s text:c="2"/>................</text:p>
      <text:p text:style-name="P45">8040 00 00 00 00 00 00 00 00 00 00 00 00 00 00 00 00 <text:s text:c="2"/>................</text:p>
      <text:p text:style-name="P45">8050 00 00 00 00 00 00 00 00 00 00 00 00 00 00 00 00 <text:s text:c="2"/>................</text:p>
      <text:p text:style-name="P45">8060 00 00 00 00 00 00 00 00 00 00 00 00 00 00 00 00 <text:s text:c="2"/>................</text:p>
      <text:p text:style-name="P45">8070 00 00 00 00 00 00 00 00 00 00 00 00 00 00 13 03 <text:s text:c="2"/>................</text:p>
      <text:p text:style-name="P45">8080 C3 5C DB C3 58 DB 7F 00 20 20 20 20 20 20 20 00 <text:s text:c="2"/>.\..X... <text:s text:c="6"/>.</text:p>
      <text:p text:style-name="P45">8090 20 4D 41 53 4D 45 4E 55 00 43 4F 50 59 52 49 47 <text:s text:c="3"/>MASMENU.COPYRIG</text:p>
      <text:p text:style-name="P45">80A0 48 54 20 28 43 29 20 31 39 37 39 2C 20 44 49 47 <text:s text:c="2"/>HT (C) 1979, DIG</text:p>
      <text:p text:style-name="P45">80B0 49 54 41 4C 20 52 45 53 45 41 52 43 48 20 00 00 <text:s text:c="2"/>ITAL RESEARCH ..</text:p>
      <text:p text:style-name="P45">80C0 00 00 00 00 00 00 00 00 00 00 00 00 00 00 00 00 <text:s text:c="2"/>................</text:p>
      <text:p text:style-name="P45">80D0 00 00 00 00 00 00 00 00 00 00 00 00 00 00 00 00 <text:s text:c="2"/>................</text:p>
      <text:p text:style-name="P45">80E0 00 00 00 00 00 00 00 00 00 00 00 00 00 00 00 00 <text:s text:c="2"/>................</text:p>
      <text:p text:style-name="P45">80F0 00 00 00 00 00 00 00 00 00 00 00 00 00 00 00 00 <text:s text:c="2"/>................</text:p>
      <text:p text:style-name="P45">8100 00 00 00 00 00 00 00 00 08 D8 00 00 5F 0E 02 C3 <text:s text:c="2"/>............_...</text:p>
      <text:p text:style-name="P45">8110 05 00 C5 CD 8C D8 C1 C9 3E 0D CD 92 D8 3E 0A C3 <text:s text:c="2"/>........&gt;....&gt;..</text:p>
      <text:p text:style-name="P45">8120 92 D8 3E 20 C3 92 D8 C5 CD 98 D8 E1 7E B7 C8 23 <text:s text:c="2"/>..&gt; ........~..#</text:p>
      <text:p text:style-name="P45">8130 E5 CD 8C D8 E1 C3 AC D8 0E 0D C3 05 00 5F 0E 0E <text:s text:c="2"/>............._..</text:p>
      <text:p text:style-name="P45">8140 C3 05 00 CD 05 00 32 EE DF 3C C9 0E 0F C3 C3 D8 <text:s text:c="2"/>......2..&lt;......</text:p>
      <text:p text:style-name="P45">8150 AF 32 ED DF 11 CD DF C3 3F EE 0E 10 C3 C3 D8 0E <text:s text:c="2"/>.2......?.......</text:p>
      <text:p text:style-name="P45">8160 11 C3 C3 D8 0E 12 C3 C3 D8 11 CD DF C3 DF D8 0E <text:s text:c="2"/>................</text:p>
      <text:p text:style-name="P45">8170 13 C3 05 00 CD 05 00 B7 C9 0E 14 C3 F4 D8 11 CD <text:s text:c="2"/>................</text:p>
      <text:p text:style-name="P45">8180 DF C3 F9 D8 0E 15 C3 F4 D8 0E 16 C3 C3 D8 0E 17 <text:s text:c="2"/>................</text:p>
      <text:p text:style-name="P45">8190 C3 05 00 1E FF 0E 20 C3 05 00 CD 13 D9 87 87 87 <text:s text:c="2"/>...... .........</text:p>
      <text:p text:style-name="P45">81A0 87 21 EF DF B6 32 04 00 C9 3A EF DF 32 04 00 C9 <text:s text:c="2"/>.!...2...:..2...</text:p>
      <text:p text:style-name="P45">81B0 FE 61 D8 FE 7B D0 E6 5F C9 3A AB DF B7 CA 96 D9 <text:s text:c="2"/>.a..{.._.:......</text:p>
      <text:p text:style-name="P45">81C0 3A EF DF B7 3E 00 C4 BD D8 11 AC DF CD CB D8 CA <text:s text:c="2"/>:...&gt;...........</text:p>
      <text:p text:style-name="P45">81D0 96 D9 3A BB DF 3D 32 CC DF 11 AC DF CD F9 D8 C2 <text:s text:c="2"/>..:..=2.........</text:p>
      <text:p text:style-name="P45">81E0 96 D9 11 07 D8 21 80 00 06 80 CD 42 DC 21 BA DF <text:s text:c="2"/>.....!.....B.!..</text:p>
      <text:p text:style-name="P45">81F0 36 00 23 35 11 AC DF CD DA D8 CA 96 D9 3A EF DF <text:s text:c="2"/>6.#5.........:..</text:p>
      <text:p text:style-name="P45">:</text:p>
      <text:p text:style-name="P41"/>
      <text:h text:style-name="Heading_20_3" text:outline-level="3"><text:bookmark-start text:name="__RefHeading___Toc826_4257110712"/>SysPort <text:span text:style-name="T40">Issues</text:span><text:bookmark-end text:name="__RefHeading___Toc826_4257110712"/></text:h>
      <text:p text:style-name="P10">Initializes the PIO channel A for use as the sysport, then alternately selects drive B and drive A.</text:p>
      <text:p text:style-name="P10"/>
      <text:p text:style-name="P3">: <text:span text:style-name="T6">O 1C 81</text:span><text:span text:style-name="T2">(CR)</text:span><text:tab/><text:span text:style-name="T14">(make certain BANK stays on)</text:span></text:p>
      <text:p text:style-name="P3"/>
      <text:p text:style-name="P3">: <text:span text:style-name="T6">O 1D CF </text:span><text:span text:style-name="T8">0</text:span><text:span text:style-name="T6">8</text:span><text:span text:style-name="T2">(CR)</text:span><text:tab/><text:span text:style-name="T14">(init and activate PIO ch A)</text:span></text:p>
      <text:p text:style-name="P3"/>
      <text:p text:style-name="P3"><text:soft-page-break/>: <text:span text:style-name="T6">O 1C 82</text:span><text:span text:style-name="T2">(CR)</text:span><text:tab/><text:span text:style-name="T14">(turn on drive B LED)</text:span></text:p>
      <text:p text:style-name="P3"/>
      <text:p text:style-name="P3">: <text:span text:style-name="T6">O 1C 81</text:span><text:span text:style-name="T2">(CR)</text:span><text:tab/><text:span text:style-name="T14">(turn on drive A LED)</text:span></text:p>
      <text:p text:style-name="P3"/>
      <text:p text:style-name="P3">: <text:span text:style-name="T6">O 1C 80</text:span><text:span text:style-name="T2">(CR)</text:span><text:tab/><text:span text:style-name="T14">(turn off both LEDs)</text:span></text:p>
      <text:p text:style-name="P11"/>
      <text:h text:style-name="Heading_20_3" text:outline-level="3"><text:bookmark-start text:name="__RefHeading___Toc2796_4257110712"/>Display Issues<text:bookmark-end text:name="__RefHeading___Toc2796_4257110712"/></text:h>
      <text:p text:style-name="P12">The CRT Controller chip, 6545 or sometimes 6845E, exists only on models */84 and 10. It powers-on and RESETs to a state where the video is disabled. The following commands may be used to initialize the core video functionality, and test for the “update” status (which is used to read/write the video RAM). The first command initializes the CRTC and enables video. After this command, the display should light up and be filled with random/garbage characters (whatever is in the video RAM after power-up). The second command runs a quick test to see if the video update status bit is working. In the case that it is not working, the command will hang. Pressing any key should abort and get back to the monitor prompt.</text:p>
      <text:p text:style-name="P12"/>
      <text:p text:style-name="P8">: <text:span text:style-name="T6">N CRTC</text:span><text:span text:style-name="T2">(CR)<text:tab/></text:span><text:span text:style-name="T14">(display should light up)</text:span></text:p>
      <text:p text:style-name="P8">: <text:span text:style-name="T6">T CRTC</text:span><text:span text:style-name="T2">(CR)</text:span></text:p>
      <text:p text:style-name="P8">Wait... Update Update Update</text:p>
      <text:p text:style-name="P8">:</text:p>
      <text:p text:style-name="P11"/>
      <text:p text:style-name="P14">An additional test is to check that vertical retrace is happening, and at about 50Hz. With the CRT initialized:</text:p>
      <text:p text:style-name="P14"/>
      <text:p text:style-name="P9">: <text:span text:style-name="T6">T VRT</text:span><text:span text:style-name="T2">(CR)</text:span></text:p>
      <text:p text:style-name="P9">80 001C</text:p>
      <text:p text:style-name="P9">A0 064B</text:p>
      <text:p text:style-name="P9">80 06AF</text:p>
      <text:p text:style-name="P9">A0 0CDE</text:p>
      <text:p text:style-name="P9">80 0D42</text:p>
      <text:p text:style-name="P9">A0 1371</text:p>
      <text:p text:style-name="P9">80 13D5</text:p>
      <text:p text:style-name="P9">A0 1A03</text:p>
      <text:p text:style-name="P9">80 1A68</text:p>
      <text:p text:style-name="P9">A0 2096</text:p>
      <text:p text:style-name="P9"/>
      <text:p text:style-name="P9">: </text:p>
      <text:p text:style-name="P14"/>
      <text:p text:style-name="P14">The VRT bit mask is 20 (hex), and we see that we get a pulse about every 0693H iterations (<text:span text:style-name="T29">1683 decimal). At 12 uS per iteration, this computes to approximately 20 mS which is 50Hz.</text:span></text:p>
      <text:h text:style-name="Heading_20_3" text:outline-level="3"><text:bookmark-start text:name="__RefHeading___Toc2798_4257110712"/>Keyboard <text:span text:style-name="T40">Issues</text:span><text:bookmark-end text:name="__RefHeading___Toc2798_4257110712"/></text:h>
      <text:p text:style-name="P13">The keyboard uses SIO channel B on the same Z80-SIO chip as this monitor <text:span text:style-name="T25">port</text:span> is using, so that part is likely to also work. However, the keyboard itself may be tested by initializing the SIO port and running <text:s/>a test that will show the received codes for keys pressed on the keyboard. The keyboard initialization is slightly different for */83 models, so use the appropriate command syntax for the Kaypro model being tested. The Kaypro keyboard contains the “beep” functionality, which is activated <text:soft-page-break/>by sending a Ctrl-D character out to the keyboard. This can be tested using the Output command as shown in the example.</text:p>
      <text:p text:style-name="P13"/>
      <text:p text:style-name="P4">: <text:span text:style-name="T6">N KB84</text:span><text:span text:style-name="T2">(CR)<text:tab/></text:span><text:span text:style-name="T15">(initialize keyboard port on */84 and 10 models)</text:span></text:p>
      <text:p text:style-name="P5">: <text:span text:style-name="T6">T KBD</text:span><text:span text:style-name="T2">(CR)<text:tab/><text:tab/></text:span><text:span text:style-name="T15">(start keyboard test, press keys on keyboard)</text:span></text:p>
      <text:p text:style-name="P5">Wait... 61 73 64 66 77 65 65 72 F3 F4 <text:span text:style-name="T2">(CR)</text:span>Abort</text:p>
      <text:p text:style-name="P5">: <text:span text:style-name="T6">O 05 04</text:span><text:span text:style-name="T2">(CR)</text:span></text:p>
      <text:p text:style-name="P6"><text:tab/><text:tab/><text:tab/><text:span text:style-name="T15">(keyboard beeps)</text:span></text:p>
      <text:p text:style-name="P7">: </text:p>
      <text:p text:style-name="P11"/>
      <text:h text:style-name="P37" text:outline-level="4"/>
      <text:h text:style-name="P38" text:outline-level="4"/>
      <text:h text:style-name="Heading_20_3" text:outline-level="3"><text:bookmark-start text:name="__RefHeading___Toc1745_4257110712"/><text:span text:style-name="T40">Main </text:span>Memory <text:span text:style-name="T40">Issues</text:span><text:bookmark-end text:name="__RefHeading___Toc1745_4257110712"/></text:h>
      <text:p text:style-name="P15">The <text:span text:style-name="T24">memory test</text:span> binary image may be downloaded here:</text:p>
      <text:p text:style-name="P15"><text:a xlink:type="simple" xlink:href="http://sebhc.durgadas.com/kaypro/memtest.bin" text:style-name="Internet_20_link" text:visited-style-name="Visited_20_Internet_20_Link"/></text:p>
      <text:p text:style-name="P15"><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24">memtest</text:span></text:a><text:a xlink:type="simple" xlink:href="http://sebhc.durgadas.com/kaypro/memtest.bin" text:style-name="Internet_20_link" text:visited-style-name="Visited_20_Internet_20_Link">.bin</text:a></text:p>
      <text:p text:style-name="P15"/>
      <text:p text:style-name="Standard"><text:span text:style-name="T24">This image does not depend on RAM to </text:span><text:span text:style-name="T38">operate</text:span><text:span text:style-name="T24"> (uses no stack or RAM variables) </text:span><text:span text:style-name="T30">but it</text:span><text:span text:style-name="T24"> does use the serial port </text:span><text:span text:style-name="T30">for progress (output) only</text:span><text:span text:style-name="T24">.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text:p text:style-name="Standard"/>
      <text:p text:style-name="P15"><text:span text:style-name="T30">Serial port output begins with a signon message showing the test version.</text:span><text:span text:style-name="T24"> </text:span><text:span text:style-name="T30">During the test, it will output the current “seed” value being run (00-99 BCD). If an error is encountered, it will print the error address, expected value, and actual value (and “Error”).</text:span></text:p>
      <text:p text:style-name="P15"/>
      <text:p text:style-name="P16">The test <text:span text:style-name="T39">method is to</text:span> write a BCD value 00-99H to each memory location. The seed value dictates the value put in location 8000H, with each successive location receiving the previous value +1 (BCD). On each pass, the seed value is incremented (BCD).</text:p>
      <text:p text:style-name="P15"/>
      <text:h text:style-name="P34" text:outline-level="3" text:is-list-header="tru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8c419f" officeooo:paragraph-rsid="008c41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Diagnosing Kaypro Problems<text:tab/><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6-03T20:01:51.310962454</dc:date>
    <meta:editing-duration>PT4H14M53S</meta:editing-duration>
    <meta:editing-cycles>47</meta:editing-cycles>
    <meta:generator>LibreOffice/7.3.7.2$Linux_X86_64 LibreOffice_project/30$Build-2</meta:generator>
    <meta:document-statistic meta:table-count="5" meta:image-count="0" meta:object-count="0" meta:page-count="15" meta:paragraph-count="591" meta:word-count="6193" meta:character-count="30915" meta:non-whitespace-character-count="25032"/>
  </office:meta>
</office:document-meta>
</file>